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0c0c0" draw:textarea-horizontal-align="justify" draw:textarea-vertical-align="middle" draw:auto-grow-height="false" fo:min-height="0.32cm" fo:min-width="0.045cm"/>
    </style:style>
    <style:style style:name="gr2" style:family="graphic" style:parent-style-name="standard">
      <style:graphic-properties draw:fill="solid" draw:fill-color="#c0c0c0" draw:textarea-horizontal-align="justify" draw:textarea-vertical-align="middle" draw:auto-grow-height="false" fo:min-height="0.32cm" fo:min-width="0.046cm"/>
    </style:style>
    <style:style style:name="gr3" style:family="graphic" style:parent-style-name="standard">
      <style:graphic-properties draw:fill="solid" draw:fill-color="#c0c0c0" draw:textarea-horizontal-align="justify" draw:textarea-vertical-align="middle" draw:auto-grow-height="false" fo:min-height="0.319cm" fo:min-width="0.045cm"/>
    </style:style>
    <style:style style:name="gr4" style:family="graphic" style:parent-style-name="standard">
      <style:graphic-properties draw:fill="solid" draw:fill-color="#c0c0c0" draw:textarea-horizontal-align="justify" draw:textarea-vertical-align="middle" draw:auto-grow-height="false" fo:min-height="0.319cm" fo:min-width="0.046cm"/>
    </style:style>
    <style:style style:name="gr5" style:family="graphic" style:parent-style-name="standard">
      <style:graphic-properties draw:fill="solid" draw:fill-color="#c0c0c0" draw:textarea-horizontal-align="justify" draw:textarea-vertical-align="middle" draw:auto-grow-height="false" fo:min-height="0.394cm" fo:min-width="0.049cm"/>
    </style:style>
    <style:style style:name="gr6" style:family="graphic" style:parent-style-name="standard">
      <style:graphic-properties draw:fill="solid" draw:fill-color="#c0c0c0" draw:textarea-horizontal-align="justify" draw:textarea-vertical-align="middle" draw:auto-grow-height="false" fo:min-height="0.393cm" fo:min-width="0.049cm"/>
    </style:style>
    <style:style style:name="gr7" style:family="graphic" style:parent-style-name="standard">
      <style:graphic-properties draw:fill="solid" draw:fill-color="#c0c0c0" draw:textarea-horizontal-align="justify" draw:textarea-vertical-align="middle" draw:auto-grow-height="false" fo:min-height="0.393cm" fo:min-width="0.05cm"/>
    </style:style>
    <style:style style:name="gr8" style:family="graphic" style:parent-style-name="standard">
      <style:graphic-properties draw:fill="solid" draw:fill-color="#c0c0c0" draw:textarea-horizontal-align="justify" draw:textarea-vertical-align="middle" draw:auto-grow-height="false" fo:min-height="0.392cm" fo:min-width="0.05cm"/>
    </style:style>
    <style:style style:name="gr9" style:family="graphic" style:parent-style-name="standard">
      <style:graphic-properties draw:fill="solid" draw:fill-color="#c0c0c0" draw:textarea-horizontal-align="justify" draw:textarea-vertical-align="middle" draw:auto-grow-height="false" fo:min-height="0.392cm" fo:min-width="0.048cm"/>
    </style:style>
    <style:style style:name="gr10" style:family="graphic" style:parent-style-name="standard">
      <style:graphic-properties draw:fill="solid" draw:fill-color="#c0c0c0" draw:textarea-horizontal-align="justify" draw:textarea-vertical-align="middle" draw:auto-grow-height="false" fo:min-height="0.395cm" fo:min-width="0.048cm"/>
    </style:style>
    <style:style style:name="gr11" style:family="graphic" style:parent-style-name="standard">
      <style:graphic-properties draw:fill="solid" draw:fill-color="#c0c0c0" draw:textarea-horizontal-align="justify" draw:textarea-vertical-align="middle" draw:auto-grow-height="false" fo:min-height="0.393cm" fo:min-width="0.048cm"/>
    </style:style>
    <style:style style:name="gr12" style:family="graphic" style:parent-style-name="standard">
      <style:graphic-properties draw:fill="solid" draw:fill-color="#c0c0c0" draw:textarea-horizontal-align="justify" draw:textarea-vertical-align="middle" draw:auto-grow-height="false" fo:min-height="0.392cm" fo:min-width="0.049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fill="solid" draw:fill-color="#c0c0c0" draw:textarea-horizontal-align="justify" draw:textarea-vertical-align="middle" draw:auto-grow-height="false" fo:min-height="0.394cm" fo:min-width="0.05cm"/>
    </style:style>
    <style:style style:name="gr15" style:family="graphic" style:parent-style-name="standard">
      <style:graphic-properties draw:fill="solid" draw:fill-color="#c0c0c0" draw:textarea-horizontal-align="justify" draw:textarea-vertical-align="middle" draw:auto-grow-height="false" fo:min-height="0.393cm" fo:min-width="0.051cm"/>
    </style:style>
    <style:style style:name="gr16" style:family="graphic" style:parent-style-name="standard">
      <style:graphic-properties draw:stroke="dash" draw:stroke-dash="Ultrafine_20_2_20_Dots_20_3_20_Dashes" svg:stroke-width="0.05cm" draw:marker-start-width="0.275cm" draw:marker-end-width="0.275cm" draw:fill="none" draw:textarea-horizontal-align="justify" draw:textarea-vertical-align="middle" draw:auto-grow-height="false" fo:min-height="6.55cm" fo:min-width="8.1cm" fo:padding-top="0.15cm" fo:padding-bottom="0.15cm" fo:padding-left="0.275cm" fo:padding-right="0.275cm"/>
    </style:style>
    <style:style style:name="gr17" style:family="graphic" style:parent-style-name="standard">
      <style:graphic-properties draw:stroke="dash" draw:stroke-dash="Ultrafine_20_2_20_Dots_20_3_20_Dashes" svg:stroke-width="0.05cm" draw:marker-start-width="0.275cm" draw:marker-end-width="0.275cm" draw:fill="none" draw:textarea-horizontal-align="justify" draw:textarea-vertical-align="middle" draw:auto-grow-height="false" fo:min-height="6.5cm" fo:min-width="8.05cm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width="0.044cm" draw:stroke-linejoin="miter" draw:fill="solid" draw:fill-color="#ffffff"/>
    </style:style>
    <style:style style:name="gr19" style:family="graphic" style:parent-style-name="standard">
      <style:graphic-properties draw:stroke="none" svg:stroke-width="0.044cm" draw:stroke-linejoin="miter" draw:fill="solid" draw:fill-color="#000000"/>
    </style:style>
    <style:style style:name="gr20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75cm" fo:min-width="0.95cm" fo:padding-top="0.145cm" fo:padding-bottom="0.145cm" fo:padding-left="0.27cm" fo:padding-right="0.27cm"/>
    </style:style>
    <style:style style:name="gr21" style:family="graphic" style:parent-style-name="standard">
      <style:graphic-properties draw:stroke="none" svg:stroke-width="0.044cm" draw:stroke-linejoin="miter" draw:fill="solid" draw:fill-color="#ffffff" draw:opacity="0%"/>
    </style:style>
    <style:style style:name="gr22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71cm" fo:min-width="0.91cm" fo:padding-top="0.145cm" fo:padding-bottom="0.145cm" fo:padding-left="0.27cm" fo:padding-right="0.27cm"/>
    </style:style>
    <style:style style:name="gr23" style:family="graphic" style:parent-style-name="standard">
      <style:graphic-properties svg:stroke-width="0.04cm" svg:stroke-color="#000000" draw:marker-start-width="0.26cm" draw:marker-end-width="0.26cm" draw:fill="none" draw:fill-color="#c0c0c0" draw:textarea-horizontal-align="justify" draw:textarea-vertical-align="middle" draw:auto-grow-height="false" fo:min-height="0.673cm" fo:min-width="0.542cm" fo:padding-top="0.145cm" fo:padding-bottom="0.145cm" fo:padding-left="0.27cm" fo:padding-right="0.27cm"/>
    </style:style>
    <style:style style:name="gr24" style:family="graphic" style:parent-style-name="objectwithoutfill">
      <style:graphic-properties svg:stroke-width="0.03cm" draw:marker-start="Arrow" draw:marker-start-width="0.245cm" draw:marker-end="" draw:marker-end-width="0.345cm" draw:fill="none" draw:textarea-vertical-align="middle" fo:padding-top="0.14cm" fo:padding-bottom="0.14cm" fo:padding-left="0.265cm" fo:padding-right="0.265cm"/>
    </style:style>
    <style:style style:name="gr25" style:family="graphic" style:parent-style-name="standard">
      <style:graphic-properties svg:stroke-width="0.02cm" svg:stroke-color="#000000" draw:marker-start-width="0.23cm" draw:marker-end-width="0.23cm" draw:textarea-horizontal-align="justify" draw:textarea-vertical-align="middle" draw:auto-grow-height="false" fo:min-height="0.03cm" fo:min-width="0cm" fo:padding-top="0.135cm" fo:padding-bottom="0.135cm" fo:padding-left="0.26cm" fo:padding-right="0.26cm"/>
    </style:style>
    <style:style style:name="gr26" style:family="graphic" style:parent-style-name="standard">
      <style:graphic-properties svg:stroke-width="0.02cm" svg:stroke-color="#000000" draw:marker-start-width="0.23cm" draw:marker-end-width="0.23cm" draw:fill-color="#ffffff" draw:textarea-horizontal-align="justify" draw:textarea-vertical-align="middle" draw:auto-grow-height="false" fo:min-height="0.03cm" fo:min-width="0cm" fo:padding-top="0.135cm" fo:padding-bottom="0.135cm" fo:padding-left="0.26cm" fo:padding-right="0.26cm"/>
    </style:style>
    <style:style style:name="gr27" style:family="graphic" style:parent-style-name="standard">
      <style:graphic-properties svg:stroke-width="0.04cm" svg:stroke-color="#000000" draw:marker-start-width="0.26cm" draw:marker-end-width="0.26cm" draw:fill="none" draw:fill-color="#c0c0c0" draw:textarea-horizontal-align="justify" draw:textarea-vertical-align="middle" draw:auto-grow-height="false" fo:min-height="0.633cm" fo:min-width="0.502cm" fo:padding-top="0.145cm" fo:padding-bottom="0.145cm" fo:padding-left="0.27cm" fo:padding-right="0.27cm"/>
    </style:style>
    <style:style style:name="gr28" style:family="graphic" style:parent-style-name="objectwithoutfill">
      <style:graphic-properties svg:stroke-width="0.03cm" draw:marker-start="" draw:marker-start-width="0.245cm" draw:marker-end="Arrowheads_20_1" draw:marker-end-width="0.345cm" draw:fill="none" draw:textarea-vertical-align="middle" fo:padding-top="0.14cm" fo:padding-bottom="0.14cm" fo:padding-left="0.265cm" fo:padding-right="0.265cm"/>
    </style:style>
    <style:style style:name="gr29" style:family="graphic" style:parent-style-name="objectwithoutfill">
      <style:graphic-properties svg:stroke-width="0.03cm" draw:marker-start="" draw:marker-start-width="0.245cm" draw:marker-end="Arrow" draw:marker-end-width="0.345cm" draw:fill="none" draw:textarea-vertical-align="middle" fo:padding-top="0.14cm" fo:padding-bottom="0.14cm" fo:padding-left="0.265cm" fo:padding-right="0.265cm"/>
    </style:style>
    <style:style style:name="gr30" style:family="graphic" style:parent-style-name="standard">
      <style:graphic-properties svg:stroke-width="0.02cm" svg:stroke-color="#000000" draw:marker-start-width="0.23cm" draw:marker-end-width="0.23cm" draw:fill="solid" draw:fill-color="#eeeeee" draw:textarea-horizontal-align="justify" draw:textarea-vertical-align="middle" draw:auto-grow-height="false" fo:min-height="0.331cm" fo:min-width="0.147cm" fo:padding-top="0.135cm" fo:padding-bottom="0.135cm" fo:padding-left="0.26cm" fo:padding-right="0.26cm"/>
    </style:style>
    <style:style style:name="gr31" style:family="graphic" style:parent-style-name="standard">
      <style:graphic-properties svg:stroke-width="0.02cm" svg:stroke-color="#000000" draw:marker-start-width="0.23cm" draw:marker-end-width="0.23cm" draw:fill-color="#eeeeee" draw:textarea-horizontal-align="justify" draw:textarea-vertical-align="middle" draw:auto-grow-height="false" fo:min-height="0.331cm" fo:min-width="0.146cm" fo:padding-top="0.135cm" fo:padding-bottom="0.135cm" fo:padding-left="0.26cm" fo:padding-right="0.26cm"/>
    </style:style>
    <style:style style:name="gr32" style:family="graphic" style:parent-style-name="standard">
      <style:graphic-properties svg:stroke-width="0.02cm" svg:stroke-color="#000000" draw:marker-start-width="0.23cm" draw:marker-end-width="0.23cm" draw:fill-color="#eeeeee" draw:textarea-horizontal-align="justify" draw:textarea-vertical-align="middle" draw:auto-grow-height="false" fo:min-height="0.331cm" fo:min-width="0.147cm" fo:padding-top="0.135cm" fo:padding-bottom="0.135cm" fo:padding-left="0.26cm" fo:padding-right="0.26cm"/>
    </style:style>
    <style:style style:name="gr33" style:family="graphic" style:parent-style-name="standard">
      <style:graphic-properties svg:stroke-width="0.02cm" svg:stroke-color="#000000" draw:marker-start-width="0.23cm" draw:marker-end-width="0.23cm" draw:fill="none" draw:textarea-horizontal-align="justify" draw:textarea-vertical-align="middle" draw:auto-grow-height="false" fo:min-height="0.331cm" fo:min-width="0.146cm" fo:padding-top="0.135cm" fo:padding-bottom="0.135cm" fo:padding-left="0.26cm" fo:padding-right="0.26cm"/>
    </style:style>
    <style:style style:name="gr34" style:family="graphic" style:parent-style-name="standard">
      <style:graphic-properties svg:stroke-width="0.02cm" svg:stroke-color="#000000" draw:marker-start-width="0.23cm" draw:marker-end-width="0.23cm" draw:fill-color="#ffffff" draw:textarea-horizontal-align="justify" draw:textarea-vertical-align="middle" draw:auto-grow-height="false" fo:min-height="0.331cm" fo:min-width="0.147cm" fo:padding-top="0.135cm" fo:padding-bottom="0.135cm" fo:padding-left="0.26cm" fo:padding-right="0.26cm"/>
    </style:style>
    <style:style style:name="gr35" style:family="graphic" style:parent-style-name="standard">
      <style:graphic-properties svg:stroke-width="0.02cm" svg:stroke-color="#000000" draw:marker-start-width="0.23cm" draw:marker-end-width="0.23cm" draw:fill-color="#000000" draw:textarea-horizontal-align="justify" draw:textarea-vertical-align="middle" draw:auto-grow-height="false" fo:min-height="0cm" fo:min-width="0cm" fo:padding-top="0.135cm" fo:padding-bottom="0.135cm" fo:padding-left="0.26cm" fo:padding-right="0.26cm"/>
    </style:style>
    <style:style style:name="gr36" style:family="graphic" style:parent-style-name="standard">
      <style:graphic-properties svg:stroke-width="0.02cm" svg:stroke-color="#000000" draw:marker-start-width="0.23cm" draw:marker-end-width="0.23cm" draw:fill="solid" draw:fill-color="#eeeeee" draw:textarea-horizontal-align="justify" draw:textarea-vertical-align="middle" draw:auto-grow-height="false" fo:min-height="0.331cm" fo:min-width="0.146cm" fo:padding-top="0.135cm" fo:padding-bottom="0.135cm" fo:padding-left="0.26cm" fo:padding-right="0.26cm"/>
    </style:style>
    <style:style style:name="gr37" style:family="graphic" style:parent-style-name="objectwithoutfill">
      <style:graphic-properties draw:stroke="dash" draw:stroke-dash="Ultrafine_20_Dashed" svg:stroke-width="0.05cm" svg:stroke-color="#000000" draw:marker-start-width="0.275cm" draw:marker-end="Arrow" draw:marker-end-width="0.275cm" draw:fill="none" draw:opacity="100%" draw:textarea-vertical-align="middle" fo:padding-top="0.15cm" fo:padding-bottom="0.15cm" fo:padding-left="0.275cm" fo:padding-right="0.275cm" draw:shadow-opacity="100%"/>
    </style:style>
    <style:style style:name="gr38" style:family="graphic" style:parent-style-name="standard">
      <style:graphic-properties svg:stroke-width="0.02cm" svg:stroke-color="#000000" draw:marker-start-width="0.23cm" draw:marker-end-width="0.23cm" draw:fill="none" draw:textarea-horizontal-align="justify" draw:textarea-vertical-align="middle" draw:auto-grow-height="false" fo:min-height="0.331cm" fo:min-width="0.147cm" fo:padding-top="0.135cm" fo:padding-bottom="0.135cm" fo:padding-left="0.26cm" fo:padding-right="0.26cm"/>
    </style:style>
    <style:style style:name="gr39" style:family="graphic" style:parent-style-name="objectwithoutfill">
      <style:graphic-properties draw:stroke="dash" draw:stroke-dash="Ultrafine_20_Dashed" svg:stroke-width="0.05cm" svg:stroke-color="#000000" draw:marker-start="Arrow" draw:marker-start-width="0.275cm" draw:marker-end="" draw:marker-end-width="0.275cm" draw:fill="none" draw:opacity="100%" draw:textarea-vertical-align="middle" fo:padding-top="0.15cm" fo:padding-bottom="0.15cm" fo:padding-left="0.275cm" fo:padding-right="0.275cm" draw:shadow-opacity="100%"/>
    </style:style>
    <style:style style:name="gr40" style:family="graphic" style:parent-style-name="standard">
      <style:graphic-properties svg:stroke-width="0.02cm" svg:stroke-color="#000000" draw:marker-start-width="0.23cm" draw:marker-end-width="0.23cm" draw:fill="none" draw:textarea-vertical-align="middle" draw:auto-grow-height="false" fo:min-height="2.189cm" fo:min-width="0cm" fo:padding-top="0.135cm" fo:padding-bottom="0.135cm" fo:padding-left="0.26cm" fo:padding-right="0.26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c0c0c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ffff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solid" draw:fill-color="#ffffff" draw:opacity="0%"/>
    </style:style>
    <style:style style:name="P7" style:family="paragraph">
      <loext:graphic-properties draw:fill="none" draw:fill-color="#c0c0c0"/>
      <style:paragraph-properties fo:text-align="center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="solid" draw:fill-color="#eeeeee"/>
      <style:paragraph-properties fo:text-align="center"/>
    </style:style>
    <style:style style:name="P10" style:family="paragraph">
      <loext:graphic-properties draw:fill-color="#eeeeee"/>
      <style:paragraph-properties fo:text-align="center"/>
    </style:style>
    <style:style style:name="P11" style:family="paragraph">
      <loext:graphic-properties draw:fill-color="#000000"/>
      <style:paragraph-properties fo:text-align="center"/>
    </style:style>
    <style:style style:name="P12" style:family="paragraph">
      <loext:graphic-properties draw:fill="none" draw:opacity="10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8" draw:id="id38" draw:layer="layout" svg:width="0.771cm" svg:height="0.804cm" svg:x="3.772cm" svg:y="6.927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3" draw:id="id33" draw:layer="layout" svg:width="0.77cm" svg:height="0.804cm" svg:x="2.862cm" svg:y="8.461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6" draw:id="id36" draw:layer="layout" svg:width="0.771cm" svg:height="0.804cm" svg:x="4.753cm" svg:y="8.461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34" draw:id="id34" draw:layer="layout" svg:width="0.771cm" svg:height="0.803cm" svg:x="3.352cm" svg:y="9.996cm">
          <text:p text:style-name="P1">9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5" draw:id="id35" draw:layer="layout" svg:width="0.77cm" svg:height="0.803cm" svg:x="4.333cm" svg:y="9.996cm">
          <text:p text:style-name="P1">1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7" draw:id="id37" draw:layer="layout" svg:width="0.77cm" svg:height="0.803cm" svg:x="5.315cm" svg:y="9.996cm">
          <text:p text:style-name="P1">1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2" draw:id="id32" draw:layer="layout" svg:width="0.77cm" svg:height="0.803cm" svg:x="2.301cm" svg:y="9.996cm">
          <text:p text:style-name="P1">8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9" draw:id="id39" draw:layer="layout" svg:width="0.772cm" svg:height="0.803cm" svg:x="5.875cm" svg:y="5.541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40" draw:id="id40" draw:layer="layout" svg:width="0.77cm" svg:height="0.805cm" svg:x="8.118cm" svg:y="6.927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49" draw:id="id49" draw:layer="layout" svg:width="0.77cm" svg:height="0.803cm" svg:x="7.208cm" svg:y="8.463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0" draw:id="id50" draw:layer="layout" svg:width="0.771cm" svg:height="0.804cm" svg:x="9.099cm" svg:y="8.461cm">
          <text:p text:style-name="P1">7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51" draw:id="id51" draw:layer="layout" svg:width="0.771cm" svg:height="0.803cm" svg:x="7.698cm" svg:y="9.997cm">
          <text:p text:style-name="P1">1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53" draw:id="id53" draw:layer="layout" svg:width="0.77cm" svg:height="0.803cm" svg:x="8.679cm" svg:y="9.996cm">
          <text:p text:style-name="P1">1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54" draw:id="id54" draw:layer="layout" svg:width="0.77cm" svg:height="0.803cm" svg:x="9.661cm" svg:y="9.997cm">
          <text:p text:style-name="P1">1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52" draw:id="id52" draw:layer="layout" svg:width="0.77cm" svg:height="0.803cm" svg:x="6.647cm" svg:y="9.997cm">
          <text:p text:style-name="P1">1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3" draw:id="id43" draw:layer="layout" svg:width="0.771cm" svg:height="0.804cm" svg:x="12.841cm" svg:y="6.927cm">
          <text:p text:style-name="P1">1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5" draw:id="id45" draw:layer="layout" svg:width="0.77cm" svg:height="0.804cm" svg:x="11.931cm" svg:y="8.461cm">
          <text:p text:style-name="P1">1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6" draw:id="id46" draw:layer="layout" svg:width="0.771cm" svg:height="0.804cm" svg:x="13.822cm" svg:y="8.461cm">
          <text:p text:style-name="P1">1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56" draw:id="id56" draw:layer="layout" svg:width="0.771cm" svg:height="0.803cm" svg:x="12.421cm" svg:y="9.996cm">
          <text:p text:style-name="P1">7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57" draw:id="id57" draw:layer="layout" svg:width="0.77cm" svg:height="0.803cm" svg:x="13.402cm" svg:y="9.996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58" draw:id="id58" draw:layer="layout" svg:width="0.77cm" svg:height="0.803cm" svg:x="14.384cm" svg:y="9.996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55" draw:id="id55" draw:layer="layout" svg:width="0.77cm" svg:height="0.803cm" svg:x="11.37cm" svg:y="9.996cm">
          <text:p text:style-name="P1">8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42" draw:id="id42" draw:layer="layout" svg:width="0.771cm" svg:height="0.803cm" svg:x="14.945cm" svg:y="5.541cm">
          <text:p text:style-name="P1">1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44" draw:id="id44" draw:layer="layout" svg:width="0.77cm" svg:height="0.805cm" svg:x="17.187cm" svg:y="6.927cm">
          <text:p text:style-name="P1">1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47" draw:id="id47" draw:layer="layout" svg:width="0.77cm" svg:height="0.803cm" svg:x="16.277cm" svg:y="8.463cm">
          <text:p text:style-name="P1">1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8" draw:id="id48" draw:layer="layout" svg:width="0.771cm" svg:height="0.804cm" svg:x="18.168cm" svg:y="8.461cm">
          <text:p text:style-name="P1">9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60" draw:id="id60" draw:layer="layout" svg:width="0.771cm" svg:height="0.803cm" svg:x="16.767cm" svg:y="9.997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61" draw:id="id61" draw:layer="layout" svg:width="0.77cm" svg:height="0.803cm" svg:x="17.748cm" svg:y="9.996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62" draw:id="id62" draw:layer="layout" svg:width="0.77cm" svg:height="0.803cm" svg:x="18.73cm" svg:y="9.997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59" draw:id="id59" draw:layer="layout" svg:width="0.77cm" svg:height="0.803cm" svg:x="15.716cm" svg:y="9.997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41" draw:id="id41" draw:layer="layout" svg:width="0.772cm" svg:height="0.803cm" svg:x="10.463cm" svg:y="3.202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3" draw:id="id3" draw:layer="layout" svg:width="0.775cm" svg:height="0.91cm" svg:x="3.78cm" svg:y="18.815cm">
          <text:p text:style-name="P1">9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4" draw:id="id4" draw:layer="layout" svg:width="0.775cm" svg:height="0.909cm" svg:x="2.864cm" svg:y="20.551cm">
          <text:p text:style-name="P1">1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5" draw:id="id5" draw:layer="layout" svg:width="0.776cm" svg:height="0.909cm" svg:x="4.766cm" svg:y="20.551cm">
          <text:p text:style-name="P1">1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7" draw:id="id7" draw:layer="layout" svg:width="0.776cm" svg:height="0.908cm" svg:x="3.357cm" svg:y="22.288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14" draw:id="id14" draw:layer="layout" svg:width="0.774cm" svg:height="0.908cm" svg:x="4.344cm" svg:y="22.288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15" draw:id="id15" draw:layer="layout" svg:width="0.774cm" svg:height="0.908cm" svg:x="5.332cm" svg:y="22.288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6" draw:id="id6" draw:layer="layout" svg:width="0.774cm" svg:height="0.908cm" svg:x="2.3cm" svg:y="22.288cm">
          <text:p text:style-name="P1">1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1" draw:id="id1" draw:layer="layout" svg:width="0.776cm" svg:height="0.908cm" svg:x="5.895cm" svg:y="17.247cm">
          <text:p text:style-name="P1">8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2" draw:id="id2" draw:layer="layout" svg:width="0.774cm" svg:height="0.911cm" svg:x="8.151cm" svg:y="18.815cm">
          <text:p text:style-name="P1">1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9" draw:id="id9" draw:layer="layout" svg:width="0.774cm" svg:height="0.909cm" svg:x="7.236cm" svg:y="20.553cm">
          <text:p text:style-name="P1">1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8" draw:id="id8" draw:layer="layout" svg:width="0.775cm" svg:height="0.909cm" svg:x="9.138cm" svg:y="20.551cm">
          <text:p text:style-name="P1">1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11" draw:id="id11" draw:layer="layout" svg:width="0.776cm" svg:height="0.908cm" svg:x="7.728cm" svg:y="22.289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12" draw:id="id12" draw:layer="layout" svg:width="0.775cm" svg:height="0.908cm" svg:x="8.715cm" svg:y="22.288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13" draw:id="id13" draw:layer="layout" svg:width="0.774cm" svg:height="0.908cm" svg:x="9.703cm" svg:y="22.289cm">
          <text:p text:style-name="P1">7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10" draw:id="id10" draw:layer="layout" svg:width="0.775cm" svg:height="0.908cm" svg:x="6.671cm" svg:y="22.289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3" draw:layer="layout" draw:type="line" svg:x1="6.558cm" svg:y1="18.022cm" svg:x2="8.264cm" svg:y2="18.948cm" draw:start-shape="id1" draw:start-glue-point="9" draw:end-shape="id2" draw:end-glue-point="5" svg:d="M6558 18022l1706 926" svg:viewBox="0 0 1707 927">
          <text:p/>
        </draw:connector>
        <draw:connector draw:style-name="gr13" draw:text-style-name="P3" draw:layer="layout" draw:type="line" svg:x1="6.008cm" svg:y1="18.022cm" svg:x2="4.442cm" svg:y2="18.948cm" draw:start-shape="id1" draw:start-glue-point="7" draw:end-shape="id3" draw:end-glue-point="11" svg:d="M6008 18022l-1566 926" svg:viewBox="0 0 1567 927">
          <text:p/>
        </draw:connector>
        <draw:connector draw:style-name="gr13" draw:text-style-name="P3" draw:layer="layout" draw:type="line" svg:x1="3.893cm" svg:y1="19.592cm" svg:x2="3.252cm" svg:y2="20.551cm" draw:start-shape="id3" draw:start-glue-point="7" draw:end-shape="id4" draw:end-glue-point="4" svg:d="M3893 19592l-641 959" svg:viewBox="0 0 642 960">
          <text:p/>
        </draw:connector>
        <draw:connector draw:style-name="gr13" draw:text-style-name="P3" draw:layer="layout" draw:type="line" svg:x1="4.442cm" svg:y1="19.592cm" svg:x2="5.154cm" svg:y2="20.551cm" draw:start-shape="id3" draw:start-glue-point="9" draw:end-shape="id5" draw:end-glue-point="4" svg:d="M4442 19592l712 959" svg:viewBox="0 0 713 960">
          <text:p/>
        </draw:connector>
        <draw:connector draw:style-name="gr13" draw:text-style-name="P3" draw:layer="layout" draw:type="line" svg:x1="2.977cm" svg:y1="21.327cm" svg:x2="2.687cm" svg:y2="22.288cm" draw:start-shape="id4" draw:start-glue-point="7" draw:end-shape="id6" draw:end-glue-point="4" svg:d="M2977 21327l-290 961" svg:viewBox="0 0 291 962">
          <text:p/>
        </draw:connector>
        <draw:connector draw:style-name="gr13" draw:text-style-name="P3" draw:layer="layout" draw:type="line" svg:x1="3.526cm" svg:y1="21.327cm" svg:x2="3.745cm" svg:y2="22.288cm" draw:start-shape="id4" draw:start-glue-point="9" draw:end-shape="id7" draw:end-glue-point="4" svg:d="M3526 21327l219 961" svg:viewBox="0 0 220 962">
          <text:p/>
        </draw:connector>
        <draw:connector draw:style-name="gr13" draw:text-style-name="P3" draw:layer="layout" draw:type="line" svg:x1="8.264cm" svg:y1="19.593cm" svg:x2="7.638cm" svg:y2="20.553cm" draw:start-shape="id2" draw:start-glue-point="7" svg:d="M8264 19593l-626 960" svg:viewBox="0 0 627 961">
          <text:p/>
        </draw:connector>
        <draw:connector draw:style-name="gr13" draw:text-style-name="P3" draw:layer="layout" draw:type="line" svg:x1="8.812cm" svg:y1="19.593cm" svg:x2="9.526cm" svg:y2="20.551cm" draw:start-shape="id2" draw:start-glue-point="9" draw:end-shape="id8" draw:end-glue-point="4" svg:d="M8812 19593l714 958" svg:viewBox="0 0 715 959">
          <text:p/>
        </draw:connector>
        <draw:connector draw:style-name="gr13" draw:text-style-name="P3" draw:layer="layout" draw:type="line" svg:x1="7.349cm" svg:y1="21.329cm" svg:x2="7.059cm" svg:y2="22.289cm" draw:start-shape="id9" draw:start-glue-point="7" draw:end-shape="id10" draw:end-glue-point="4" svg:d="M7349 21329l-290 960" svg:viewBox="0 0 291 961">
          <text:p/>
        </draw:connector>
        <draw:connector draw:style-name="gr13" draw:text-style-name="P3" draw:layer="layout" draw:type="line" svg:x1="7.897cm" svg:y1="21.329cm" svg:x2="8.116cm" svg:y2="22.289cm" draw:start-shape="id9" draw:start-glue-point="9" draw:end-shape="id11" draw:end-glue-point="4" svg:d="M7897 21329l219 960" svg:viewBox="0 0 220 961">
          <text:p/>
        </draw:connector>
        <draw:connector draw:style-name="gr13" draw:text-style-name="P3" draw:layer="layout" draw:type="line" svg:x1="9.251cm" svg:y1="21.327cm" svg:x2="9.103cm" svg:y2="22.288cm" draw:start-shape="id8" draw:start-glue-point="7" draw:end-shape="id12" draw:end-glue-point="4" svg:d="M9251 21327l-148 961" svg:viewBox="0 0 149 962">
          <text:p/>
        </draw:connector>
        <draw:connector draw:style-name="gr13" draw:text-style-name="P3" draw:layer="layout" draw:type="line" svg:x1="9.8cm" svg:y1="21.327cm" svg:x2="10.09cm" svg:y2="22.289cm" draw:start-shape="id8" draw:start-glue-point="9" draw:end-shape="id13" draw:end-glue-point="4" svg:d="M9800 21327l290 962" svg:viewBox="0 0 291 963">
          <text:p/>
        </draw:connector>
        <draw:connector draw:style-name="gr13" draw:text-style-name="P3" draw:layer="layout" draw:type="line" svg:x1="4.879cm" svg:y1="21.327cm" svg:x2="4.731cm" svg:y2="22.288cm" draw:start-shape="id5" draw:start-glue-point="7" draw:end-shape="id14" draw:end-glue-point="4" svg:d="M4879 21327l-148 961" svg:viewBox="0 0 149 962">
          <text:p/>
        </draw:connector>
        <draw:connector draw:style-name="gr13" draw:text-style-name="P3" draw:layer="layout" draw:type="line" svg:x1="5.429cm" svg:y1="21.327cm" svg:x2="5.719cm" svg:y2="22.288cm" draw:start-shape="id5" draw:start-glue-point="9" draw:end-shape="id15" draw:end-glue-point="4" svg:d="M5429 21327l290 961" svg:viewBox="0 0 291 962">
          <text:p/>
        </draw:connector>
        <draw:custom-shape draw:style-name="gr14" draw:text-style-name="P2" xml:id="id18" draw:id="id18" draw:layer="layout" svg:width="0.776cm" svg:height="0.91cm" svg:x="12.901cm" svg:y="18.815cm">
          <text:p text:style-name="P1">7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19" draw:id="id19" draw:layer="layout" svg:width="0.774cm" svg:height="0.909cm" svg:x="11.986cm" svg:y="20.551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20" draw:id="id20" draw:layer="layout" svg:width="0.775cm" svg:height="0.909cm" svg:x="13.888cm" svg:y="20.551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22" draw:id="id22" draw:layer="layout" svg:width="0.775cm" svg:height="0.908cm" svg:x="12.479cm" svg:y="22.288cm">
          <text:p text:style-name="P1">1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29" draw:id="id29" draw:layer="layout" svg:width="0.774cm" svg:height="0.908cm" svg:x="13.466cm" svg:y="22.288cm">
          <text:p text:style-name="P1">1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30" draw:id="id30" draw:layer="layout" svg:width="0.774cm" svg:height="0.909cm" svg:x="14.501cm" svg:y="22.294cm">
          <text:p text:style-name="P1">1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21" draw:id="id21" draw:layer="layout" svg:width="0.774cm" svg:height="0.908cm" svg:x="11.422cm" svg:y="22.288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16" draw:id="id16" draw:layer="layout" svg:width="0.775cm" svg:height="0.908cm" svg:x="15.018cm" svg:y="17.247cm">
          <text:p text:style-name="P1">8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17" draw:id="id17" draw:layer="layout" svg:width="0.774cm" svg:height="0.911cm" svg:x="17.273cm" svg:y="18.815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23" draw:id="id23" draw:layer="layout" svg:width="0.775cm" svg:height="0.909cm" svg:x="16.357cm" svg:y="20.553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24" draw:id="id24" draw:layer="layout" svg:width="0.776cm" svg:height="0.909cm" svg:x="18.259cm" svg:y="20.551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26" draw:id="id26" draw:layer="layout" svg:width="0.776cm" svg:height="0.908cm" svg:x="16.85cm" svg:y="22.289cm">
          <text:p text:style-name="P1">1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27" draw:id="id27" draw:layer="layout" svg:width="0.774cm" svg:height="0.908cm" svg:x="17.837cm" svg:y="22.288cm">
          <text:p text:style-name="P1">1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28" draw:id="id28" draw:layer="layout" svg:width="0.774cm" svg:height="0.908cm" svg:x="18.825cm" svg:y="22.289cm">
          <text:p text:style-name="P1">9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25" draw:id="id25" draw:layer="layout" svg:width="0.774cm" svg:height="0.908cm" svg:x="15.793cm" svg:y="22.289cm">
          <text:p text:style-name="P1">1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3" draw:layer="layout" draw:type="line" svg:x1="15.68cm" svg:y1="18.022cm" svg:x2="17.386cm" svg:y2="18.948cm" draw:start-shape="id16" draw:start-glue-point="9" draw:end-shape="id17" draw:end-glue-point="5" svg:d="M15680 18022l1706 926" svg:viewBox="0 0 1707 927">
          <text:p/>
        </draw:connector>
        <draw:connector draw:style-name="gr13" draw:text-style-name="P3" draw:layer="layout" draw:type="line" svg:x1="15.131cm" svg:y1="18.022cm" svg:x2="13.564cm" svg:y2="18.948cm" draw:start-shape="id16" draw:start-glue-point="7" draw:end-shape="id18" draw:end-glue-point="11" svg:d="M15131 18022l-1567 926" svg:viewBox="0 0 1568 927">
          <text:p/>
        </draw:connector>
        <draw:connector draw:style-name="gr13" draw:text-style-name="P3" draw:layer="layout" draw:type="line" svg:x1="13.014cm" svg:y1="19.592cm" svg:x2="12.373cm" svg:y2="20.551cm" draw:start-shape="id18" draw:start-glue-point="7" draw:end-shape="id19" draw:end-glue-point="4" svg:d="M13014 19592l-641 959" svg:viewBox="0 0 642 960">
          <text:p/>
        </draw:connector>
        <draw:connector draw:style-name="gr13" draw:text-style-name="P3" draw:layer="layout" draw:type="line" svg:x1="13.564cm" svg:y1="19.592cm" svg:x2="14.276cm" svg:y2="20.551cm" draw:start-shape="id18" draw:start-glue-point="9" draw:end-shape="id20" draw:end-glue-point="4" svg:d="M13564 19592l712 959" svg:viewBox="0 0 713 960">
          <text:p/>
        </draw:connector>
        <draw:connector draw:style-name="gr13" draw:text-style-name="P3" draw:layer="layout" draw:type="line" svg:x1="12.099cm" svg:y1="21.327cm" svg:x2="11.809cm" svg:y2="22.288cm" draw:start-shape="id19" draw:start-glue-point="7" draw:end-shape="id21" draw:end-glue-point="4" svg:d="M12099 21327l-290 961" svg:viewBox="0 0 291 962">
          <text:p/>
        </draw:connector>
        <draw:connector draw:style-name="gr13" draw:text-style-name="P3" draw:layer="layout" draw:type="line" svg:x1="12.647cm" svg:y1="21.327cm" svg:x2="12.867cm" svg:y2="22.288cm" draw:start-shape="id19" draw:start-glue-point="9" draw:end-shape="id22" draw:end-glue-point="4" svg:d="M12647 21327l220 961" svg:viewBox="0 0 221 962">
          <text:p/>
        </draw:connector>
        <draw:connector draw:style-name="gr13" draw:text-style-name="P3" draw:layer="layout" draw:type="line" svg:x1="17.386cm" svg:y1="19.593cm" svg:x2="16.745cm" svg:y2="20.553cm" draw:start-shape="id17" draw:start-glue-point="7" draw:end-shape="id23" draw:end-glue-point="4" svg:d="M17386 19593l-641 960" svg:viewBox="0 0 642 961">
          <text:p/>
        </draw:connector>
        <draw:connector draw:style-name="gr13" draw:text-style-name="P3" draw:layer="layout" draw:type="line" svg:x1="17.934cm" svg:y1="19.593cm" svg:x2="18.647cm" svg:y2="20.551cm" draw:start-shape="id17" draw:start-glue-point="9" draw:end-shape="id24" draw:end-glue-point="4" svg:d="M17934 19593l713 958" svg:viewBox="0 0 714 959">
          <text:p/>
        </draw:connector>
        <draw:connector draw:style-name="gr13" draw:text-style-name="P3" draw:layer="layout" draw:type="line" svg:x1="16.47cm" svg:y1="21.329cm" svg:x2="16.18cm" svg:y2="22.289cm" draw:start-shape="id23" draw:start-glue-point="7" draw:end-shape="id25" draw:end-glue-point="4" svg:d="M16470 21329l-290 960" svg:viewBox="0 0 291 961">
          <text:p/>
        </draw:connector>
        <draw:connector draw:style-name="gr13" draw:text-style-name="P3" draw:layer="layout" draw:type="line" svg:x1="17.019cm" svg:y1="21.329cm" svg:x2="17.238cm" svg:y2="22.289cm" draw:start-shape="id23" draw:start-glue-point="9" draw:end-shape="id26" draw:end-glue-point="4" svg:d="M17019 21329l219 960" svg:viewBox="0 0 220 961">
          <text:p/>
        </draw:connector>
        <draw:connector draw:style-name="gr13" draw:text-style-name="P3" draw:layer="layout" draw:type="line" svg:x1="18.372cm" svg:y1="21.327cm" svg:x2="18.224cm" svg:y2="22.288cm" draw:start-shape="id24" draw:start-glue-point="7" draw:end-shape="id27" draw:end-glue-point="4" svg:d="M18372 21327l-148 961" svg:viewBox="0 0 149 962">
          <text:p/>
        </draw:connector>
        <draw:connector draw:style-name="gr13" draw:text-style-name="P3" draw:layer="layout" draw:type="line" svg:x1="18.922cm" svg:y1="21.327cm" svg:x2="19.212cm" svg:y2="22.289cm" draw:start-shape="id24" draw:start-glue-point="9" draw:end-shape="id28" draw:end-glue-point="4" svg:d="M18922 21327l290 962" svg:viewBox="0 0 291 963">
          <text:p/>
        </draw:connector>
        <draw:connector draw:style-name="gr13" draw:text-style-name="P3" draw:layer="layout" draw:type="line" svg:x1="14.001cm" svg:y1="21.327cm" svg:x2="13.853cm" svg:y2="22.288cm" draw:start-shape="id20" draw:start-glue-point="7" draw:end-shape="id29" draw:end-glue-point="4" svg:d="M14001 21327l-148 961" svg:viewBox="0 0 149 962">
          <text:p/>
        </draw:connector>
        <draw:connector draw:style-name="gr13" draw:text-style-name="P3" draw:layer="layout" draw:type="line" svg:x1="14.55cm" svg:y1="21.327cm" svg:x2="14.888cm" svg:y2="22.294cm" draw:start-shape="id20" draw:start-glue-point="9" draw:end-shape="id30" draw:end-glue-point="4" svg:d="M14550 21327l338 967" svg:viewBox="0 0 339 968">
          <text:p/>
        </draw:connector>
        <draw:custom-shape draw:style-name="gr15" draw:text-style-name="P2" xml:id="id31" draw:id="id31" draw:layer="layout" svg:width="0.777cm" svg:height="0.909cm" svg:x="10.509cm" svg:y="14.6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3" draw:layer="layout" draw:type="line" svg:x1="10.622cm" svg:y1="15.376cm" svg:x2="6.558cm" svg:y2="17.38cm" draw:start-shape="id31" draw:start-glue-point="7" draw:end-shape="id1" draw:end-glue-point="11" svg:d="M10622 15376l-4064 2004" svg:viewBox="0 0 4065 2005">
          <text:p/>
        </draw:connector>
        <draw:connector draw:style-name="gr13" draw:text-style-name="P3" draw:layer="layout" draw:type="line" svg:x1="11.173cm" svg:y1="15.376cm" svg:x2="15.131cm" svg:y2="17.38cm" draw:start-shape="id31" draw:start-glue-point="9" draw:end-shape="id16" draw:end-glue-point="5" svg:d="M11173 15376l3958 2004" svg:viewBox="0 0 3959 2005">
          <text:p/>
        </draw:connector>
        <draw:connector draw:style-name="gr13" draw:text-style-name="P3" draw:layer="layout" draw:type="line" svg:x1="2.686cm" svg:y1="9.996cm" svg:x2="3.247cm" svg:y2="9.265cm" draw:start-shape="id32" draw:start-glue-point="4" draw:end-shape="id33" draw:end-glue-point="8" svg:d="M2686 9996l561-731" svg:viewBox="0 0 562 732">
          <text:p/>
        </draw:connector>
        <draw:connector draw:style-name="gr13" draw:text-style-name="P3" draw:layer="layout" draw:type="line" svg:x1="3.738cm" svg:y1="9.996cm" svg:x2="3.247cm" svg:y2="9.265cm" draw:start-shape="id34" draw:start-glue-point="4" draw:end-shape="id33" draw:end-glue-point="8" svg:d="M3738 9996l-491-731" svg:viewBox="0 0 492 732">
          <text:p/>
        </draw:connector>
        <draw:connector draw:style-name="gr13" draw:text-style-name="P3" draw:layer="layout" draw:type="line" svg:x1="4.718cm" svg:y1="9.996cm" svg:x2="5.139cm" svg:y2="9.265cm" draw:start-shape="id35" draw:start-glue-point="4" draw:end-shape="id36" draw:end-glue-point="8" svg:d="M4718 9996l421-731" svg:viewBox="0 0 422 732">
          <text:p/>
        </draw:connector>
        <draw:connector draw:style-name="gr13" draw:text-style-name="P3" draw:layer="layout" draw:type="line" svg:x1="5.7cm" svg:y1="9.996cm" svg:x2="5.139cm" svg:y2="9.265cm" draw:start-shape="id37" draw:start-glue-point="4" draw:end-shape="id36" draw:end-glue-point="8" svg:d="M5700 9996l-561-731" svg:viewBox="0 0 562 732">
          <text:p/>
        </draw:connector>
        <draw:connector draw:style-name="gr13" draw:text-style-name="P3" draw:layer="layout" draw:type="line" svg:x1="3.247cm" svg:y1="8.461cm" svg:x2="4.158cm" svg:y2="7.731cm" draw:start-shape="id33" draw:start-glue-point="4" draw:end-shape="id38" draw:end-glue-point="8" svg:d="M3247 8461l911-730" svg:viewBox="0 0 912 731">
          <text:p/>
        </draw:connector>
        <draw:connector draw:style-name="gr13" draw:text-style-name="P3" draw:layer="layout" draw:type="line" svg:x1="5.139cm" svg:y1="8.461cm" svg:x2="4.158cm" svg:y2="7.731cm" draw:start-shape="id36" draw:start-glue-point="4" draw:end-shape="id38" draw:end-glue-point="8" svg:d="M5139 8461l-981-730" svg:viewBox="0 0 982 731">
          <text:p/>
        </draw:connector>
        <draw:connector draw:style-name="gr13" draw:text-style-name="P3" draw:layer="layout" draw:type="line" svg:x1="4.43cm" svg:y1="7.044cm" svg:x2="5.988cm" svg:y2="6.227cm" draw:start-shape="id38" draw:start-glue-point="11" draw:end-shape="id39" draw:end-glue-point="7" svg:d="M4430 7044l1558-817" svg:viewBox="0 0 1559 818">
          <text:p/>
        </draw:connector>
        <draw:connector draw:style-name="gr13" draw:text-style-name="P3" draw:layer="layout" draw:type="line" svg:x1="8.23cm" svg:y1="7.045cm" svg:x2="6.534cm" svg:y2="6.227cm" draw:start-shape="id40" draw:start-glue-point="5" draw:end-shape="id39" draw:end-glue-point="9" svg:d="M8230 7045l-1696-818" svg:viewBox="0 0 1697 819">
          <text:p/>
        </draw:connector>
        <draw:connector draw:style-name="gr13" draw:text-style-name="P3" draw:layer="layout" draw:type="line" svg:x1="6.534cm" svg:y1="5.658cm" svg:x2="10.849cm" svg:y2="4.005cm" draw:start-shape="id39" draw:start-glue-point="11" draw:end-shape="id41" draw:end-glue-point="8" svg:d="M6534 5658l4315-1653" svg:viewBox="0 0 4316 1654">
          <text:p/>
        </draw:connector>
        <draw:connector draw:style-name="gr13" draw:text-style-name="P3" draw:layer="layout" draw:type="line" svg:x1="15.058cm" svg:y1="5.658cm" svg:x2="10.849cm" svg:y2="4.005cm" draw:start-shape="id42" draw:start-glue-point="5" draw:end-shape="id41" draw:end-glue-point="8" svg:d="M15058 5658l-4209-1653" svg:viewBox="0 0 4210 1654">
          <text:p/>
        </draw:connector>
        <draw:connector draw:style-name="gr13" draw:text-style-name="P3" draw:layer="layout" draw:type="line" svg:x1="13.499cm" svg:y1="7.044cm" svg:x2="15.058cm" svg:y2="6.227cm" draw:start-shape="id43" draw:start-glue-point="11" draw:end-shape="id42" draw:end-glue-point="7" svg:d="M13499 7044l1559-817" svg:viewBox="0 0 1560 818">
          <text:p/>
        </draw:connector>
        <draw:connector draw:style-name="gr13" draw:text-style-name="P3" draw:layer="layout" draw:type="line" svg:x1="17.299cm" svg:y1="7.045cm" svg:x2="15.603cm" svg:y2="6.227cm" draw:start-shape="id44" draw:start-glue-point="5" draw:end-shape="id42" draw:end-glue-point="9" svg:d="M17299 7045l-1696-818" svg:viewBox="0 0 1697 819">
          <text:p/>
        </draw:connector>
        <draw:connector draw:style-name="gr13" draw:text-style-name="P3" draw:layer="layout" draw:type="line" svg:x1="12.316cm" svg:y1="8.461cm" svg:x2="13.227cm" svg:y2="7.731cm" draw:start-shape="id45" draw:start-glue-point="4" draw:end-shape="id43" draw:end-glue-point="8" svg:d="M12316 8461l911-730" svg:viewBox="0 0 912 731">
          <text:p/>
        </draw:connector>
        <draw:connector draw:style-name="gr13" draw:text-style-name="P3" draw:layer="layout" draw:type="line" svg:x1="14.208cm" svg:y1="8.461cm" svg:x2="13.227cm" svg:y2="7.731cm" draw:start-shape="id46" draw:start-glue-point="4" draw:end-shape="id43" draw:end-glue-point="8" svg:d="M14208 8461l-981-730" svg:viewBox="0 0 982 731">
          <text:p/>
        </draw:connector>
        <draw:connector draw:style-name="gr13" draw:text-style-name="P3" draw:layer="layout" draw:type="line" svg:x1="16.662cm" svg:y1="8.463cm" svg:x2="17.572cm" svg:y2="7.732cm" draw:start-shape="id47" draw:start-glue-point="4" draw:end-shape="id44" draw:end-glue-point="8" svg:d="M16662 8463l910-731" svg:viewBox="0 0 911 732">
          <text:p/>
        </draw:connector>
        <draw:connector draw:style-name="gr13" draw:text-style-name="P3" draw:layer="layout" draw:type="line" svg:x1="18.554cm" svg:y1="8.461cm" svg:x2="17.572cm" svg:y2="7.732cm" draw:start-shape="id48" draw:start-glue-point="4" draw:end-shape="id44" draw:end-glue-point="8" svg:d="M18554 8461l-982-729" svg:viewBox="0 0 983 730">
          <text:p/>
        </draw:connector>
        <draw:connector draw:style-name="gr13" draw:text-style-name="P3" draw:layer="layout" draw:type="line" svg:x1="7.593cm" svg:y1="8.463cm" svg:x2="8.503cm" svg:y2="7.732cm" draw:start-shape="id49" draw:start-glue-point="4" draw:end-shape="id40" draw:end-glue-point="8" svg:d="M7593 8463l910-731" svg:viewBox="0 0 911 732">
          <text:p/>
        </draw:connector>
        <draw:connector draw:style-name="gr13" draw:text-style-name="P3" draw:layer="layout" draw:type="line" svg:x1="9.485cm" svg:y1="8.461cm" svg:x2="8.503cm" svg:y2="7.732cm" draw:start-shape="id50" draw:start-glue-point="4" draw:end-shape="id40" draw:end-glue-point="8" svg:d="M9485 8461l-982-729" svg:viewBox="0 0 983 730">
          <text:p/>
        </draw:connector>
        <draw:connector draw:style-name="gr13" draw:text-style-name="P3" draw:layer="layout" draw:type="line" svg:x1="8.084cm" svg:y1="9.997cm" svg:x2="7.593cm" svg:y2="9.266cm" draw:start-shape="id51" draw:start-glue-point="4" draw:end-shape="id49" draw:end-glue-point="8" svg:d="M8084 9997l-491-731" svg:viewBox="0 0 492 732">
          <text:p/>
        </draw:connector>
        <draw:connector draw:style-name="gr13" draw:text-style-name="P3" draw:layer="layout" draw:type="line" svg:x1="7.032cm" svg:y1="9.997cm" svg:x2="7.593cm" svg:y2="9.266cm" draw:start-shape="id52" draw:start-glue-point="4" draw:end-shape="id49" draw:end-glue-point="8" svg:d="M7032 9997l561-731" svg:viewBox="0 0 562 732">
          <text:p/>
        </draw:connector>
        <draw:connector draw:style-name="gr13" draw:text-style-name="P3" draw:layer="layout" draw:type="line" svg:x1="9.064cm" svg:y1="9.996cm" svg:x2="9.485cm" svg:y2="9.265cm" draw:start-shape="id53" draw:start-glue-point="4" draw:end-shape="id50" draw:end-glue-point="8" svg:d="M9064 9996l421-731" svg:viewBox="0 0 422 732">
          <text:p/>
        </draw:connector>
        <draw:connector draw:style-name="gr13" draw:text-style-name="P3" draw:layer="layout" draw:type="line" svg:x1="10.319cm" svg:y1="10.114cm" svg:x2="9.485cm" svg:y2="9.265cm" draw:start-shape="id54" draw:start-glue-point="11" draw:end-shape="id50" draw:end-glue-point="8" svg:d="M10319 10114l-834-849" svg:viewBox="0 0 835 850">
          <text:p/>
        </draw:connector>
        <draw:connector draw:style-name="gr13" draw:text-style-name="P3" draw:layer="layout" draw:type="line" svg:x1="11.755cm" svg:y1="9.996cm" svg:x2="12.316cm" svg:y2="9.265cm" draw:start-shape="id55" draw:start-glue-point="4" draw:end-shape="id45" draw:end-glue-point="8" svg:d="M11755 9996l561-731" svg:viewBox="0 0 562 732">
          <text:p/>
        </draw:connector>
        <draw:connector draw:style-name="gr13" draw:text-style-name="P3" draw:layer="layout" draw:type="line" svg:x1="12.807cm" svg:y1="9.996cm" svg:x2="12.316cm" svg:y2="9.265cm" draw:start-shape="id56" draw:start-glue-point="4" draw:end-shape="id45" draw:end-glue-point="8" svg:d="M12807 9996l-491-731" svg:viewBox="0 0 492 732">
          <text:p/>
        </draw:connector>
        <draw:connector draw:style-name="gr13" draw:text-style-name="P3" draw:layer="layout" draw:type="line" svg:x1="13.787cm" svg:y1="9.996cm" svg:x2="14.208cm" svg:y2="9.265cm" draw:start-shape="id57" draw:start-glue-point="4" draw:end-shape="id46" draw:end-glue-point="8" svg:d="M13787 9996l421-731" svg:viewBox="0 0 422 732">
          <text:p/>
        </draw:connector>
        <draw:connector draw:style-name="gr13" draw:text-style-name="P3" draw:layer="layout" draw:type="line" svg:x1="14.769cm" svg:y1="9.996cm" svg:x2="14.208cm" svg:y2="9.265cm" draw:start-shape="id58" draw:start-glue-point="4" draw:end-shape="id46" draw:end-glue-point="8" svg:d="M14769 9996l-561-731" svg:viewBox="0 0 562 732">
          <text:p/>
        </draw:connector>
        <draw:connector draw:style-name="gr13" draw:text-style-name="P3" draw:layer="layout" draw:type="line" svg:x1="16.101cm" svg:y1="9.997cm" svg:x2="16.662cm" svg:y2="9.266cm" draw:start-shape="id59" draw:start-glue-point="4" draw:end-shape="id47" draw:end-glue-point="8" svg:d="M16101 9997l561-731" svg:viewBox="0 0 562 732">
          <text:p/>
        </draw:connector>
        <draw:connector draw:style-name="gr13" draw:text-style-name="P3" draw:layer="layout" draw:type="line" svg:x1="17.153cm" svg:y1="9.997cm" svg:x2="16.662cm" svg:y2="9.266cm" draw:start-shape="id60" draw:start-glue-point="4" draw:end-shape="id47" draw:end-glue-point="8" svg:d="M17153 9997l-491-731" svg:viewBox="0 0 492 732">
          <text:p/>
        </draw:connector>
        <draw:connector draw:style-name="gr13" draw:text-style-name="P3" draw:layer="layout" draw:type="line" svg:x1="18.133cm" svg:y1="9.996cm" svg:x2="18.554cm" svg:y2="9.265cm" draw:start-shape="id61" draw:start-glue-point="4" draw:end-shape="id48" draw:end-glue-point="8" svg:d="M18133 9996l421-731" svg:viewBox="0 0 422 732">
          <text:p/>
        </draw:connector>
        <draw:connector draw:style-name="gr13" draw:text-style-name="P3" draw:layer="layout" draw:type="line" svg:x1="19.115cm" svg:y1="9.997cm" svg:x2="18.554cm" svg:y2="9.265cm" draw:start-shape="id62" draw:start-glue-point="4" draw:end-shape="id48" draw:end-glue-point="8" svg:d="M19115 9997l-561-732" svg:viewBox="0 0 562 733">
          <text:p/>
        </draw:connector>
        <draw:custom-shape draw:style-name="gr16" draw:text-style-name="P3" draw:layer="layout" svg:width="8.6cm" svg:height="6.8cm" svg:x="2.1cm" svg:y="4.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8.6cm" svg:height="6.8cm" svg:x="11.1cm" svg:y="4.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8§display§T_1§svg§600§FALSE§</svg:desc>
          <draw:polygon draw:style-name="gr18" draw:text-style-name="P4" draw:layer="layout" svg:width="0.62cm" svg:height="0.526cm" svg:x="2.579cm" svg:y="4.873cm" svg:viewBox="0 0 621 527" draw:points="311,527 0,527 0,0 621,0 621,527">
            <text:p/>
          </draw:polygon>
          <draw:path draw:style-name="gr19" draw:text-style-name="P5" draw:layer="layout" svg:width="0.431cm" svg:height="0.428cm" svg:x="2.595cm" svg:y="4.876cm" svg:viewBox="0 0 432 429" svg:d="M256 45c5-18 6-22 15-23 6-2 26-2 40-2 64 0 92 2 92 52 0 9-2 35-5 50 0 3-2 10-2 12 0 4 2 9 7 9 8 0 9-5 11-15l17-111c0-1 1-8 1-10 0-7-7-7-17-7h-353c-14 0-16 0-20 13l-38 111c-1 1-4 10-4 11 0 5 3 8 7 8 7 0 7-3 12-13 34-98 50-110 144-110h24c19 0 19 2 19 7s-3 12-3 13l-85 340c-6 23-7 30-75 30-23 0-27 0-27 12 0 7 7 7 11 7 16 0 35 0 52 0 18 0 36-1 54-1 17 0 36 1 53 1s37 0 55 0c5 0 14 0 14-11 0-8-6-8-22-8-15 0-24 0-40-1-19-2-24-4-24-14 0 0 0-3 2-13z">
            <text:p/>
          </draw:path>
          <draw:path draw:style-name="gr19" draw:text-style-name="P5" draw:layer="layout" svg:width="0.162cm" svg:height="0.294cm" svg:x="2.995cm" svg:y="5.105cm" svg:viewBox="0 0 163 295" svg:d="M101 13c0-13-2-13-13-13-29 27-69 29-88 29v16c10 0 40 0 65-13v227c0 15 0 20-45 20h-17v16c9 0 63-1 79-1 15 0 71 1 81 1v-16h-17c-45 0-45-5-45-20z">
            <text:p/>
          </draw:path>
        </draw:g>
        <draw:g>
          <svg:title>TexMaths</svg:title>
          <svg:desc>18§display§T_2§svg§600§FALSE§</svg:desc>
          <draw:polygon draw:style-name="gr18" draw:text-style-name="P4" draw:layer="layout" svg:width="0.62cm" svg:height="0.526cm" svg:x="18.68cm" svg:y="4.901cm" svg:viewBox="0 0 621 527" draw:points="311,527 0,527 0,0 621,0 621,527">
            <text:p/>
          </draw:polygon>
          <draw:path draw:style-name="gr19" draw:text-style-name="P5" draw:layer="layout" svg:width="0.431cm" svg:height="0.428cm" svg:x="18.696cm" svg:y="4.904cm" svg:viewBox="0 0 432 429" svg:d="M256 45c5-18 6-22 15-23 6-2 26-2 40-2 64 0 92 2 92 52 0 9-2 35-5 50 0 3-2 10-2 12 0 4 2 9 7 9 8 0 9-5 11-15l17-111c0-1 1-8 1-10 0-7-7-7-17-7h-353c-14 0-16 0-20 13l-38 111c-1 1-4 10-4 11 0 5 3 8 7 8 7 0 7-3 12-13 34-98 50-110 144-110h24c19 0 19 2 19 7s-3 12-3 13l-85 340c-6 23-7 30-75 30-23 0-27 0-27 12 0 7 7 7 11 7 16 0 35 0 52 0 18 0 36-1 54-1 17 0 36 1 53 1s37 0 55 0c5 0 14 0 14-11 0-8-6-8-22-8-15 0-24 0-40-1-19-2-24-4-24-14 0 0 0-3 2-13z">
            <text:p/>
          </draw:path>
          <draw:path draw:style-name="gr19" draw:text-style-name="P5" draw:layer="layout" svg:width="0.196cm" svg:height="0.294cm" svg:x="19.076cm" svg:y="5.133cm" svg:viewBox="0 0 197 295" svg:d="M197 215h-15c-2 10-6 36-12 40-3 3-37 3-43 3h-82c46-42 62-54 89-75 33-26 63-53 63-97 0-53-47-86-105-86-55 0-92 39-92 79 0 23 19 26 23 26 12 0 25-9 25-24 0-8-3-23-26-23 13-32 43-42 64-42 45 0 68 34 68 70 0 39-27 70-42 87l-108 105c-4 4-4 6-4 17h184z">
            <text:p/>
          </draw:path>
        </draw:g>
      </draw:page>
      <draw:page draw:name="page2" draw:style-name="dp1" draw:master-page-name="Default">
        <draw:custom-shape draw:style-name="gr20" draw:text-style-name="P3" draw:layer="layout" svg:width="2.9cm" svg:height="3cm" svg:x="1.6cm" svg:y="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svg:title>TexMaths</svg:title>
          <svg:desc>14§display§T_1§svg§600§TRUE§</svg:desc>
          <draw:polygon draw:style-name="gr21" draw:text-style-name="P6" draw:layer="layout" svg:width="0.482cm" svg:height="0.409cm" svg:x="2.817cm" svg:y="7.6cm" svg:viewBox="0 0 483 410" draw:points="242,410 0,410 0,0 483,0 483,410">
            <text:p/>
          </draw:polygon>
          <draw:path draw:style-name="gr19" draw:text-style-name="P5" draw:layer="layout" svg:width="0.335cm" svg:height="0.333cm" svg:x="2.829cm" svg:y="7.602cm" svg:viewBox="0 0 336 334" svg:d="M199 35c4-14 5-17 12-18 4-1 20-1 31-1 49 0 72 1 72 40 0 7-2 27-5 39 0 2-1 8-1 9 0 4 1 7 6 7s7-3 8-11l13-87c0-1 1-6 1-7 0-6-5-6-13-6h-275c-11 0-12 0-16 10l-29 86c-1 1-3 8-3 9 0 4 2 6 6 6 5 0 5-2 9-10 26-76 39-85 112-85h19c14 0 14 1 14 5s-2 9-2 10l-66 265c-5 18-6 23-58 23-18 0-22 0-22 9 0 6 6 6 9 6 13 0 27 0 41 0 13 0 28-1 41-1 14 0 28 1 42 1 13 0 29 0 42 0 5 0 11 0 11-9 0-6-4-6-16-6-13 0-20 0-32-1-14-1-19-3-19-11 0 0 0-2 2-10z">
            <text:p/>
          </draw:path>
          <draw:path draw:style-name="gr19" draw:text-style-name="P5" draw:layer="layout" svg:width="0.126cm" svg:height="0.229cm" svg:x="3.141cm" svg:y="7.78cm" svg:viewBox="0 0 127 230" svg:d="M78 10c0-10-1-10-10-10-22 21-53 22-68 22v13c8 0 31 0 50-10v177c0 11 0 15-34 15h-14v13c7 0 50-1 62-1 11 0 55 1 63 1v-13h-14c-35 0-35-4-35-15z">
            <text:p/>
          </draw:path>
        </draw:g>
        <draw:custom-shape draw:style-name="gr22" draw:text-style-name="P3" xml:id="id64" draw:id="id64" draw:layer="layout" svg:width="2.9cm" svg:height="3cm" svg:x="5.2cm" svg:y="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svg:title>TexMaths</svg:title>
          <svg:desc>14§display§T_2§svg§600§TRUE§</svg:desc>
          <draw:polygon draw:style-name="gr21" draw:text-style-name="P6" draw:layer="layout" svg:width="0.482cm" svg:height="0.409cm" svg:x="6.418cm" svg:y="7.6cm" svg:viewBox="0 0 483 410" draw:points="242,410 0,410 0,0 483,0 483,410">
            <text:p/>
          </draw:polygon>
          <draw:path draw:style-name="gr19" draw:text-style-name="P5" draw:layer="layout" svg:width="0.335cm" svg:height="0.333cm" svg:x="6.43cm" svg:y="7.602cm" svg:viewBox="0 0 336 334" svg:d="M199 35c4-14 5-17 12-18 4-1 20-1 31-1 49 0 72 1 72 40 0 7-2 27-5 39 0 2-1 8-1 9 0 4 1 7 6 7s7-3 8-11l13-87c0-1 1-6 1-7 0-6-5-6-13-6h-275c-11 0-12 0-16 10l-29 86c-1 1-3 8-3 9 0 4 2 6 6 6 5 0 5-2 9-10 26-76 39-85 112-85h19c14 0 14 1 14 5s-2 9-2 10l-66 265c-5 18-6 23-58 23-18 0-22 0-22 9 0 6 6 6 9 6 13 0 27 0 41 0 13 0 28-1 41-1 14 0 28 1 42 1 13 0 29 0 42 0 5 0 11 0 11-9 0-6-4-6-16-6-13 0-20 0-32-1-14-1-19-3-19-11 0 0 0-2 2-10z">
            <text:p/>
          </draw:path>
          <draw:path draw:style-name="gr19" draw:text-style-name="P5" draw:layer="layout" svg:width="0.153cm" svg:height="0.229cm" svg:x="6.726cm" svg:y="7.78cm" svg:viewBox="0 0 154 230" svg:d="M154 167h-13c-1 8-4 28-9 31-2 3-29 3-33 3h-64c36-33 48-42 69-59 26-20 50-41 50-75 0-41-37-67-82-67-43 0-72 30-72 62 0 18 15 20 18 20 9 0 19-7 19-19 0-6-2-18-20-18 10-25 33-33 50-33 35 0 53 27 53 55 0 30-21 54-33 67l-84 82c-3 4-3 5-3 14h143z">
            <text:p/>
          </draw:path>
        </draw:g>
        <draw:custom-shape draw:style-name="gr23" draw:text-style-name="P7" xml:id="id63" draw:id="id63" draw:layer="layout" svg:width="1.472cm" svg:height="1.303cm" svg:x="4.1cm" svg:y="3.497cm"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root§svg§600§TRUE§</svg:desc>
          <draw:polygon draw:style-name="gr21" draw:text-style-name="P6" draw:layer="layout" svg:width="0.887cm" svg:height="0.302cm" svg:x="4.4cm" svg:y="3.998cm" svg:viewBox="0 0 888 303" draw:points="445,303 0,303 0,0 888,0 888,303">
            <text:p/>
          </draw:polygon>
          <draw:path draw:style-name="gr19" draw:text-style-name="P5" draw:layer="layout" svg:width="0.201cm" svg:height="0.223cm" svg:x="4.415cm" svg:y="4.082cm" svg:viewBox="0 0 202 224" svg:d="M29 189c-1 8-4 20-4 22 0 9 6 13 14 13 6 0 15-4 18-13 1-2 18-70 20-79 4-17 13-51 16-65 2-5 16-29 28-40 3-3 18-16 39-16 14 0 20 6 21 6-15 2-25 14-25 27 0 8 5 18 19 18 12 0 27-12 27-29 0-18-16-33-42-33-32 0-54 25-63 38-4-22-22-38-45-38s-32 19-36 28c-9 17-16 47-16 48 0 5 4 5 6 5 5 0 5 0 9-11 7-35 17-59 35-59 9 0 16 4 16 23 0 10-2 15-8 41z">
            <text:p/>
          </draw:path>
          <draw:path draw:style-name="gr19" draw:text-style-name="P5" draw:layer="layout" svg:width="0.211cm" svg:height="0.223cm" svg:x="4.655cm" svg:y="4.082cm" svg:viewBox="0 0 212 224" svg:d="M212 84c0-51-35-84-80-84-66 0-132 71-132 140 0 49 34 84 80 84 64 0 132-68 132-140zM80 213c-22 0-43-15-43-54 0-23 12-77 28-103 25-38 54-45 67-45 29 0 44 24 44 53 0 20-10 72-29 104-17 28-45 45-67 45z">
            <text:p/>
          </draw:path>
          <draw:path draw:style-name="gr19" draw:text-style-name="P5" draw:layer="layout" svg:width="0.211cm" svg:height="0.223cm" svg:x="4.893cm" svg:y="4.082cm" svg:viewBox="0 0 212 224" svg:d="M212 84c0-51-35-84-80-84-66 0-132 71-132 140 0 49 34 84 80 84 64 0 132-68 132-140zM80 213c-22 0-43-15-43-54 0-23 12-77 28-103 25-38 54-45 67-45 29 0 44 24 44 53 0 20-10 72-29 104-17 28-45 45-67 45z">
            <text:p/>
          </draw:path>
          <draw:path draw:style-name="gr19" draw:text-style-name="P5" draw:layer="layout" svg:width="0.151cm" svg:height="0.314cm" svg:x="5.121cm" svg:y="3.991cm" svg:viewBox="0 0 152 315" svg:d="M91 112h47c9 0 14 0 14-10 0-6-5-6-14-6h-43c17-70 20-79 20-83 0-9-6-13-14-13-1 0-16 0-20 18l-19 78h-47c-11 0-15 0-15 9 0 7 4 7 13 7h44c-36 140-37 148-37 157 0 27 19 46 45 46 51 0 79-73 79-76 0-5-4-5-6-5-5 0-5 1-7 7-21 52-48 63-65 63-10 0-14-7-14-23 0-12 0-15 2-23z">
            <text:p/>
          </draw:path>
        </draw:g>
        <draw:connector draw:style-name="gr24" draw:text-style-name="P3" draw:layer="layout" draw:type="line" svg:x1="3cm" svg:y1="6.1cm" svg:x2="4.315cm" svg:y2="4.61cm" draw:end-shape="id63" draw:end-glue-point="7" svg:d="M3000 6100l1315-1490" svg:viewBox="0 0 1316 1491">
          <text:p/>
        </draw:connector>
        <draw:connector draw:style-name="gr24" draw:text-style-name="P3" draw:layer="layout" draw:type="line" svg:x1="6.65cm" svg:y1="6cm" svg:x2="5.315cm" svg:y2="4.7cm" draw:start-shape="id64" draw:start-glue-point="4" svg:d="M6650 6000l-1335-1300" svg:viewBox="0 0 1336 1301">
          <text:p/>
        </draw:connector>
        <draw:g>
          <draw:custom-shape draw:style-name="gr25" draw:text-style-name="P1" draw:layer="layout" svg:width="0.3cm" svg:height="0.3cm" svg:x="5.5cm" svg:y="3.3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8" draw:layer="layout" svg:width="0.3cm" svg:height="0.3cm" svg:x="5.8cm" svg:y="3.3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" draw:layer="layout" svg:width="0.3cm" svg:height="0.3cm" svg:x="6.1cm" svg:y="3.3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8" draw:layer="layout" svg:width="0.3cm" svg:height="0.3cm" svg:x="6.4cm" svg:y="3.3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" draw:layer="layout" svg:width="0.3cm" svg:height="0.3cm" svg:x="6.7cm" svg:y="3.3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8" draw:layer="layout" svg:width="0.3cm" svg:height="0.3cm" svg:x="7cm" svg:y="3.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5" draw:text-style-name="P1" draw:layer="layout" svg:width="0.3cm" svg:height="0.3cm" svg:x="6.3cm" svg:y="4.8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" draw:layer="layout" svg:width="0.3cm" svg:height="0.3cm" svg:x="6.6cm" svg:y="4.8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" draw:layer="layout" svg:width="0.3cm" svg:height="0.3cm" svg:x="6.9cm" svg:y="4.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6" draw:text-style-name="P8" draw:layer="layout" svg:width="0.3cm" svg:height="0.3cm" svg:x="2.6cm" svg:y="4.8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8" draw:layer="layout" svg:width="0.3cm" svg:height="0.3cm" svg:x="2.9cm" svg:y="4.8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8" draw:layer="layout" svg:width="0.3cm" svg:height="0.3cm" svg:x="3.2cm" svg:y="4.8cm">
            <text:p/>
            <draw:enhanced-geometry svg:viewBox="0 0 21600 21600" draw:type="rectangle" draw:enhanced-path="M 0 0 L 21600 0 21600 21600 0 21600 0 0 Z N"/>
          </draw:custom-shape>
        </draw:g>
        <draw:g>
          <svg:title>TexMaths</svg:title>
          <svg:desc>13§display§m~chunks§svg§600§TRUE§</svg:desc>
          <draw:polygon draw:style-name="gr21" draw:text-style-name="P6" draw:layer="layout" svg:width="2.009cm" svg:height="0.317cm" svg:x="5.8cm" svg:y="2.702cm" svg:viewBox="0 0 2010 318" draw:points="1006,318 0,318 0,0 2010,0 2010,318">
            <text:p/>
          </draw:polygon>
          <draw:path draw:style-name="gr19" draw:text-style-name="P5" draw:layer="layout" svg:width="0.374cm" svg:height="0.207cm" svg:x="5.814cm" svg:y="2.817cm" svg:viewBox="0 0 375 208" svg:d="M27 176c-1 7-4 18-4 20 0 8 6 12 13 12 6 0 14-4 17-12 1-1 6-23 8-35l11-41c3-10 5-20 8-30 1-9 5-22 5-23 8-15 31-57 75-57 21 0 25 17 25 33 0 11-3 24-7 37l-13 53-9 36c-2 9-5 25-5 27 0 8 6 12 12 12 15 0 18-11 21-26 6-26 24-92 28-111 1-5 25-61 75-61 20 0 25 16 25 33 0 26-19 78-28 103-4 10-6 15-6 25 0 22 15 37 37 37 44 0 60-66 60-70 0-5-4-5-5-5-5 0-5 1-7 9-7 24-22 56-47 56-8 0-11-4-11-15s4-23 8-33c9-24 28-75 28-101 0-29-18-49-52-49s-58 20-75 45c-1-6-2-22-14-34-12-9-26-11-38-11-41 0-64 29-72 40-2-26-21-40-42-40s-29 18-33 26c-9 17-15 44-15 45 0 4 4 4 5 4 5 0 5 0 9-10 7-33 16-55 33-55 7 0 14 4 14 21 0 10-2 15-7 39z">
            <text:p/>
          </draw:path>
          <draw:path draw:style-name="gr19" draw:text-style-name="P5" draw:layer="layout" svg:width="0.178cm" svg:height="0.207cm" svg:x="6.371cm" svg:y="2.817cm" svg:viewBox="0 0 179 208" svg:d="M163 28c-7 0-13 0-21 7-7 7-8 15-8 18 0 11 8 16 18 16 13 0 26-11 26-29 0-23-22-40-55-40-62 0-123 66-123 130 0 42 27 78 75 78 65 0 104-49 104-54 0-3-3-6-5-6-3 0-3 1-7 5-36 45-86 45-92 45-28 0-41-22-41-50 0-19 10-64 25-92 14-26 40-46 65-46 15 0 33 6 39 18z">
            <text:p/>
          </draw:path>
          <draw:path draw:style-name="gr19" draw:text-style-name="P5" draw:layer="layout" svg:width="0.225cm" svg:height="0.323cm" svg:x="6.574cm" svg:y="2.701cm" svg:viewBox="0 0 226 324" svg:d="M106 5c0-1 0-5-5-5-11 0-45 4-56 4-4 1-10 1-10 10 0 6 5 6 12 6 22 0 23 3 23 7l-1 9-67 265c-2 6-2 7-2 9 0 12 9 14 14 14 7 0 14-6 16-13l10-34 9-42c3-10 6-19 8-30 1-3 4-19 5-21 1-4 16-30 32-42 9-8 24-16 43-16 20 0 25 16 25 32 0 24-17 74-29 102-3 11-5 17-5 26 0 21 15 38 37 38 43 0 61-68 61-71 0-5-5-5-7-5-4 0-4 2-6 8-7 25-22 58-47 58-8 0-11-5-11-16 0-12 4-22 8-32 8-20 28-74 28-101 0-30-18-49-53-49-29 0-51 14-67 35z">
            <text:p/>
          </draw:path>
          <draw:path draw:style-name="gr19" draw:text-style-name="P5" draw:layer="layout" svg:width="0.235cm" svg:height="0.207cm" svg:x="6.824cm" svg:y="2.817cm" svg:viewBox="0 0 236 208" svg:d="M148 177c4 20 20 31 40 31 16 0 27-10 35-25 7-16 13-44 13-45 0-5-4-5-5-5-5 0-5 1-7 9-7 25-15 56-35 56-9 0-13-5-13-21 0-10 5-31 8-48l14-50c1-6 5-24 7-31 2-10 7-28 7-30 0-9-6-13-13-13-2 0-15 0-18 16-9 34-29 114-34 138-1 2-19 39-53 39-23 0-28-21-28-38 0-26 12-62 24-93 6-14 8-20 8-29 0-21-15-38-38-38-43 0-60 67-60 71s4 4 5 4c5 0 5 0 7-8 12-40 30-57 47-57 4 0 12 0 12 15 0 11-5 25-9 31-16 46-26 74-26 97 0 44 32 55 57 55 30 0 46-20 55-31z">
            <text:p/>
          </draw:path>
          <draw:path draw:style-name="gr19" draw:text-style-name="P5" draw:layer="layout" svg:width="0.248cm" svg:height="0.207cm" svg:x="7.085cm" svg:y="2.817cm" svg:viewBox="0 0 249 208" svg:d="M27 176c-1 7-4 18-4 20 0 8 6 12 13 12 6 0 14-4 17-12 1-1 6-23 9-35l10-41c3-10 6-20 8-30 2-9 5-22 5-23 8-15 31-57 75-57 21 0 25 17 25 33 0 28-22 87-29 106-4 11-5 17-5 22 0 22 16 37 37 37 44 0 61-66 61-70 0-5-5-5-6-5-5 0-5 1-7 9-9 31-24 56-47 56-7 0-10-4-10-15s4-23 8-33c8-24 27-75 27-101 0-30-20-49-52-49-41 0-64 29-72 40-2-25-20-40-42-40-21 0-29 18-34 26-8 16-14 43-14 45 0 4 4 4 5 4 5 0 5 0 9-10 7-33 16-55 33-55 9 0 14 6 14 21 0 10-2 15-7 39z">
            <text:p/>
          </draw:path>
          <draw:path draw:style-name="gr19" draw:text-style-name="P5" draw:layer="layout" svg:width="0.207cm" svg:height="0.323cm" svg:x="7.37cm" svg:y="2.701cm" svg:viewBox="0 0 208 324" svg:d="M106 5c0-1 0-5-5-5-11 0-45 4-56 4-4 1-10 1-10 10 0 6 5 6 12 6 22 0 23 3 23 7l-1 9-67 265c-2 6-2 7-2 9 0 12 9 14 14 14 6 0 12-4 15-10 2-5 23-89 26-100 16 1 53 8 53 38 0 3 0 5-2 11 0 5-1 10-1 15 0 27 18 46 42 46 14 0 26-7 36-25 11-20 17-45 17-46 0-5-5-5-6-5-5 0-5 2-6 8-9 35-20 58-40 58-9 0-15-6-15-22 0-8 2-18 4-25 1-9 1-11 1-15 0-30-28-43-67-48 14-8 29-23 39-34 22-24 43-44 66-44 3 0 3 0 4 0 5 1 6 1 9 4 1 0 1 1 2 1-22 2-26 20-26 25 0 8 6 17 18 17 11 0 25-10 25-28 0-14-10-29-31-29-13 0-35 4-67 40-15 18-34 36-51 43z">
            <text:p/>
          </draw:path>
          <draw:path draw:style-name="gr19" draw:text-style-name="P5" draw:layer="layout" svg:width="0.168cm" svg:height="0.207cm" svg:x="7.62cm" svg:y="2.817cm" svg:viewBox="0 0 169 208" svg:d="M156 31c-13 0-22 11-22 21 0 6 4 14 14 14s21-9 21-26c0-21-19-40-55-40-60 0-78 47-78 67 0 36 35 43 48 46 24 5 48 9 48 35 0 11-10 50-65 50-8 0-43 0-53-24 17 2 29-11 29-25 0-10-8-16-17-16-12 0-26 10-26 31 0 26 26 44 66 44 74 0 92-55 92-76 0-16-8-28-15-34-12-13-24-15-45-19-17-4-35-7-35-28 0-12 11-41 51-41 12 0 35 4 42 21z">
            <text:p/>
          </draw:path>
        </draw:g>
        <draw:g>
          <svg:title>TexMaths</svg:title>
          <svg:desc>13§display§m/2§svg§600§TRUE§</svg:desc>
          <draw:polygon draw:style-name="gr21" draw:text-style-name="P6" draw:layer="layout" svg:width="0.854cm" svg:height="0.456cm" svg:x="1.701cm" svg:y="4.277cm" svg:viewBox="0 0 855 457" draw:points="427,457 0,457 0,0 855,0 855,457">
            <text:p/>
          </draw:polygon>
          <draw:path draw:style-name="gr19" draw:text-style-name="P5" draw:layer="layout" svg:width="0.374cm" svg:height="0.207cm" svg:x="1.715cm" svg:y="4.417cm" svg:viewBox="0 0 375 208" svg:d="M27 176c-1 7-4 18-4 20 0 8 6 12 13 12 6 0 14-4 17-12 1-1 6-23 8-35l11-41c3-10 5-20 8-30 1-9 5-22 5-23 7-15 31-57 75-57 21 0 25 17 25 33 0 11-3 24-7 37l-13 53-9 36c-2 9-5 25-5 27 0 8 6 12 12 12 15 0 18-11 21-26 6-26 24-92 28-111 1-5 25-61 75-61 19 0 25 16 25 33 0 26-19 78-28 103-5 10-7 15-7 25 0 22 16 37 38 37 43 0 60-66 60-71 0-4-4-4-5-4-5 0-5 1-7 9-8 24-22 56-47 56-8 0-12-4-12-15s5-23 9-33c9-24 28-75 28-101 0-29-18-49-52-49s-58 20-75 45c-1-6-2-22-15-34-11-9-26-11-37-11-41 0-64 29-72 40-2-26-21-40-42-40s-29 18-33 26c-9 17-15 44-15 45 0 4 4 4 5 4 5 0 5 0 9-10 7-33 16-55 33-55 7 0 14 4 14 21 0 10-2 15-7 39z">
            <text:p/>
          </draw:path>
          <draw:path draw:style-name="gr19" draw:text-style-name="P5" draw:layer="layout" svg:width="0.178cm" svg:height="0.457cm" svg:x="2.125cm" svg:y="4.276cm" svg:viewBox="0 0 179 458" svg:d="M177 18c2-7 2-9 2-9 0-5-4-9-10-9-3 0-6 1-7 4l-160 437c-2 6-2 8-2 9 0 4 4 8 9 8 7 0 8-3 11-10z">
            <text:p/>
          </draw:path>
          <draw:path draw:style-name="gr19" draw:text-style-name="P5" draw:layer="layout" svg:width="0.182cm" svg:height="0.305cm" svg:x="2.35cm" svg:y="4.315cm" svg:viewBox="0 0 183 306" svg:d="M35 271l49-48c72-64 99-88 99-133 0-54-41-90-97-90-52 0-86 43-86 83 0 25 23 25 24 25 8 0 24-5 24-24 0-11-9-24-24-24-4 0-4 0-6 1 10-30 35-46 62-46 42 0 61 36 61 75 0 36-23 72-48 100l-88 98c-5 6-5 7-5 18h170l13-80h-12c-2 13-5 34-9 40-4 5-34 5-44 5z">
            <text:p/>
          </draw:path>
        </draw:g>
        <draw:g>
          <svg:title>TexMaths</svg:title>
          <svg:desc>13§display§m/2§svg§600§TRUE§</svg:desc>
          <draw:polygon draw:style-name="gr21" draw:text-style-name="P6" draw:layer="layout" svg:width="0.854cm" svg:height="0.456cm" svg:x="6.78cm" svg:y="4.221cm" svg:viewBox="0 0 855 457" draw:points="427,457 0,457 0,0 855,0 855,457">
            <text:p/>
          </draw:polygon>
          <draw:path draw:style-name="gr19" draw:text-style-name="P5" draw:layer="layout" svg:width="0.374cm" svg:height="0.207cm" svg:x="6.794cm" svg:y="4.361cm" svg:viewBox="0 0 375 208" svg:d="M27 176c-1 7-4 18-4 20 0 8 6 12 13 12 6 0 14-4 17-12 1-1 6-23 8-35l11-41c3-10 5-20 8-30 1-9 5-22 5-23 7-15 31-57 75-57 21 0 25 17 25 33 0 11-3 24-7 37l-13 53-9 36c-2 9-5 25-5 27 0 8 6 12 12 12 15 0 18-11 21-26 6-26 24-92 28-111 1-5 25-61 75-61 19 0 25 16 25 33 0 26-19 78-28 103-5 10-7 15-7 25 0 22 16 37 38 37 43 0 60-66 60-71 0-4-4-4-5-4-5 0-5 1-7 9-8 24-22 56-47 56-8 0-12-4-12-15s5-23 9-33c9-24 28-75 28-101 0-29-18-49-52-49s-58 20-75 45c-1-6-2-22-15-34-11-9-26-11-37-11-41 0-64 29-72 40-2-26-21-40-42-40s-29 18-33 26c-9 17-15 44-15 45 0 4 4 4 5 4 5 0 5 0 9-10 7-33 16-55 33-55 7 0 14 4 14 21 0 10-2 15-7 39z">
            <text:p/>
          </draw:path>
          <draw:path draw:style-name="gr19" draw:text-style-name="P5" draw:layer="layout" svg:width="0.178cm" svg:height="0.457cm" svg:x="7.204cm" svg:y="4.22cm" svg:viewBox="0 0 179 458" svg:d="M177 18c2-7 2-9 2-9 0-5-4-9-10-9-3 0-6 1-7 4l-160 437c-2 6-2 8-2 9 0 4 4 8 9 8 7 0 8-3 11-10z">
            <text:p/>
          </draw:path>
          <draw:path draw:style-name="gr19" draw:text-style-name="P5" draw:layer="layout" svg:width="0.182cm" svg:height="0.305cm" svg:x="7.429cm" svg:y="4.259cm" svg:viewBox="0 0 183 306" svg:d="M35 271l49-48c72-64 99-88 99-133 0-54-41-90-97-90-52 0-86 43-86 83 0 25 23 25 24 25 8 0 24-5 24-24 0-11-9-24-24-24-4 0-4 0-6 1 10-30 35-46 62-46 42 0 61 36 61 75 0 36-23 72-48 100l-88 98c-5 6-5 7-5 18h170l13-80h-12c-2 13-5 34-9 40-4 5-34 5-44 5z">
            <text:p/>
          </draw:path>
        </draw:g>
        <draw:custom-shape draw:style-name="gr22" draw:text-style-name="P3" draw:layer="layout" svg:width="2.9cm" svg:height="3cm" svg:x="11.2cm" svg:y="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svg:title>TexMaths</svg:title>
          <svg:desc>14§display§T_1§svg§600§TRUE§</svg:desc>
          <draw:polygon draw:style-name="gr21" draw:text-style-name="P6" draw:layer="layout" svg:width="0.482cm" svg:height="0.409cm" svg:x="12.417cm" svg:y="7.6cm" svg:viewBox="0 0 483 410" draw:points="242,410 0,410 0,0 483,0 483,410">
            <text:p/>
          </draw:polygon>
          <draw:path draw:style-name="gr19" draw:text-style-name="P5" draw:layer="layout" svg:width="0.335cm" svg:height="0.333cm" svg:x="12.429cm" svg:y="7.602cm" svg:viewBox="0 0 336 334" svg:d="M199 35c4-14 5-17 12-18 4-1 20-1 31-1 49 0 72 1 72 40 0 7-2 27-5 39 0 2-1 8-1 9 0 4 1 7 6 7s7-3 8-11l13-87c0-1 1-6 1-7 0-6-5-6-13-6h-275c-11 0-12 0-16 10l-29 86c-1 1-3 8-3 9 0 4 2 6 6 6 5 0 5-2 9-10 26-76 39-85 112-85h19c14 0 14 1 14 5s-2 9-2 10l-66 265c-5 18-6 23-58 23-18 0-22 0-22 9 0 6 6 6 9 6 13 0 27 0 41 0 13 0 28-1 41-1 14 0 28 1 42 1 13 0 29 0 42 0 5 0 11 0 11-9 0-6-4-6-16-6-13 0-20 0-32-1-14-1-19-3-19-11 0 0 0-2 2-10z">
            <text:p/>
          </draw:path>
          <draw:path draw:style-name="gr19" draw:text-style-name="P5" draw:layer="layout" svg:width="0.126cm" svg:height="0.229cm" svg:x="12.741cm" svg:y="7.78cm" svg:viewBox="0 0 127 230" svg:d="M78 10c0-10-1-10-10-10-22 21-53 22-68 22v13c8 0 31 0 50-10v177c0 11 0 15-34 15h-14v13c7 0 50-1 62-1 11 0 55 1 63 1v-13h-14c-35 0-35-4-35-15z">
            <text:p/>
          </draw:path>
        </draw:g>
        <draw:custom-shape draw:style-name="gr22" draw:text-style-name="P3" xml:id="id66" draw:id="id66" draw:layer="layout" svg:width="2.9cm" svg:height="3cm" svg:x="14.8cm" svg:y="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svg:title>TexMaths</svg:title>
          <svg:desc>14§display§T_2§svg§600§TRUE§</svg:desc>
          <draw:polygon draw:style-name="gr21" draw:text-style-name="P6" draw:layer="layout" svg:width="0.482cm" svg:height="0.409cm" svg:x="16.018cm" svg:y="7.6cm" svg:viewBox="0 0 483 410" draw:points="242,410 0,410 0,0 483,0 483,410">
            <text:p/>
          </draw:polygon>
          <draw:path draw:style-name="gr19" draw:text-style-name="P5" draw:layer="layout" svg:width="0.335cm" svg:height="0.333cm" svg:x="16.03cm" svg:y="7.602cm" svg:viewBox="0 0 336 334" svg:d="M199 35c4-14 5-17 12-18 4-1 20-1 31-1 49 0 72 1 72 40 0 7-2 27-5 39 0 2-1 8-1 9 0 4 1 7 6 7s7-3 8-11l13-87c0-1 1-6 1-7 0-6-5-6-13-6h-275c-11 0-12 0-16 10l-29 86c-1 1-3 8-3 9 0 4 2 6 6 6 5 0 5-2 9-10 26-76 39-85 112-85h19c14 0 14 1 14 5s-2 9-2 10l-66 265c-5 18-6 23-58 23-18 0-22 0-22 9 0 6 6 6 9 6 13 0 27 0 41 0 13 0 28-1 41-1 14 0 28 1 42 1 13 0 29 0 42 0 5 0 11 0 11-9 0-6-4-6-16-6-13 0-20 0-32-1-14-1-19-3-19-11 0 0 0-2 2-10z">
            <text:p/>
          </draw:path>
          <draw:path draw:style-name="gr19" draw:text-style-name="P5" draw:layer="layout" svg:width="0.153cm" svg:height="0.229cm" svg:x="16.326cm" svg:y="7.78cm" svg:viewBox="0 0 154 230" svg:d="M154 167h-13c-1 8-4 28-9 31-2 3-29 3-33 3h-64c36-33 48-42 69-59 26-20 50-41 50-75 0-41-37-67-82-67-43 0-72 30-72 62 0 18 15 20 18 20 9 0 19-7 19-19 0-6-2-18-20-18 10-25 33-33 50-33 35 0 53 27 53 55 0 30-21 54-33 67l-84 82c-3 4-3 5-3 14h143z">
            <text:p/>
          </draw:path>
        </draw:g>
        <draw:custom-shape draw:style-name="gr27" draw:text-style-name="P7" xml:id="id65" draw:id="id65" draw:layer="layout" svg:width="1.472cm" svg:height="1.303cm" svg:x="13.7cm" svg:y="3.4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root§svg§600§TRUE§</svg:desc>
          <draw:polygon draw:style-name="gr21" draw:text-style-name="P6" draw:layer="layout" svg:width="0.887cm" svg:height="0.302cm" svg:x="14cm" svg:y="3.998cm" svg:viewBox="0 0 888 303" draw:points="445,303 0,303 0,0 888,0 888,303">
            <text:p/>
          </draw:polygon>
          <draw:path draw:style-name="gr19" draw:text-style-name="P5" draw:layer="layout" svg:width="0.201cm" svg:height="0.223cm" svg:x="14.015cm" svg:y="4.082cm" svg:viewBox="0 0 202 224" svg:d="M29 189c-1 8-4 20-4 22 0 9 6 13 14 13 6 0 15-4 18-13 1-2 18-70 20-79 4-17 13-51 16-65 2-5 16-29 28-40 3-3 18-16 39-16 14 0 20 6 21 6-15 2-25 14-25 27 0 8 5 18 19 18 12 0 27-12 27-29 0-18-16-33-42-33-32 0-54 25-63 38-4-22-22-38-45-38s-32 19-36 28c-9 17-16 47-16 48 0 5 4 5 6 5 5 0 5 0 9-11 7-35 17-59 35-59 9 0 16 4 16 23 0 10-2 15-8 41z">
            <text:p/>
          </draw:path>
          <draw:path draw:style-name="gr19" draw:text-style-name="P5" draw:layer="layout" svg:width="0.211cm" svg:height="0.223cm" svg:x="14.255cm" svg:y="4.082cm" svg:viewBox="0 0 212 224" svg:d="M212 84c0-51-35-84-80-84-66 0-132 71-132 140 0 49 34 84 80 84 64 0 132-68 132-140zM80 213c-22 0-43-15-43-54 0-23 12-77 28-103 25-38 54-45 67-45 29 0 44 24 44 53 0 20-10 72-29 104-17 28-45 45-67 45z">
            <text:p/>
          </draw:path>
          <draw:path draw:style-name="gr19" draw:text-style-name="P5" draw:layer="layout" svg:width="0.211cm" svg:height="0.223cm" svg:x="14.493cm" svg:y="4.082cm" svg:viewBox="0 0 212 224" svg:d="M212 84c0-51-35-84-80-84-66 0-132 71-132 140 0 49 34 84 80 84 64 0 132-68 132-140zM80 213c-22 0-43-15-43-54 0-23 12-77 28-103 25-38 54-45 67-45 29 0 44 24 44 53 0 20-10 72-29 104-17 28-45 45-67 45z">
            <text:p/>
          </draw:path>
          <draw:path draw:style-name="gr19" draw:text-style-name="P5" draw:layer="layout" svg:width="0.151cm" svg:height="0.314cm" svg:x="14.721cm" svg:y="3.991cm" svg:viewBox="0 0 152 315" svg:d="M91 112h47c9 0 14 0 14-10 0-6-5-6-14-6h-43c17-70 20-79 20-83 0-9-6-13-14-13-1 0-16 0-20 18l-19 78h-47c-11 0-15 0-15 9 0 7 4 7 13 7h44c-36 140-37 148-37 157 0 27 19 46 45 46 51 0 79-73 79-76 0-5-4-5-6-5-5 0-5 1-7 7-21 52-48 63-65 63-10 0-14-7-14-23 0-12 0-15 2-23z">
            <text:p/>
          </draw:path>
        </draw:g>
        <draw:connector draw:style-name="gr28" draw:text-style-name="P3" draw:layer="layout" draw:type="line" svg:x1="12.6cm" svg:y1="6.1cm" svg:x2="13.915cm" svg:y2="4.61cm" draw:end-shape="id65" draw:end-glue-point="7" svg:d="M12600 6100l1315-1490" svg:viewBox="0 0 1316 1491">
          <text:p/>
        </draw:connector>
        <draw:connector draw:style-name="gr28" draw:text-style-name="P3" draw:layer="layout" draw:type="line" svg:x1="16.25cm" svg:y1="6cm" svg:x2="14.915cm" svg:y2="4.7cm" draw:start-shape="id66" draw:start-glue-point="4" svg:d="M16250 6000l-1335-1300" svg:viewBox="0 0 1336 1301">
          <text:p/>
        </draw:connector>
        <draw:g>
          <draw:custom-shape draw:style-name="gr25" draw:text-style-name="P1" draw:layer="layout" svg:width="0.3cm" svg:height="0.3cm" svg:x="15.1cm" svg:y="3.3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8" draw:layer="layout" svg:width="0.3cm" svg:height="0.3cm" svg:x="15.4cm" svg:y="3.3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" draw:layer="layout" svg:width="0.3cm" svg:height="0.3cm" svg:x="15.7cm" svg:y="3.3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8" draw:layer="layout" svg:width="0.3cm" svg:height="0.3cm" svg:x="16cm" svg:y="3.3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" draw:layer="layout" svg:width="0.3cm" svg:height="0.3cm" svg:x="16.3cm" svg:y="3.3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8" draw:layer="layout" svg:width="0.3cm" svg:height="0.3cm" svg:x="16.6cm" svg:y="3.3cm">
            <text:p/>
            <draw:enhanced-geometry svg:viewBox="0 0 21600 21600" draw:type="rectangle" draw:enhanced-path="M 0 0 L 21600 0 21600 21600 0 21600 0 0 Z N"/>
          </draw:custom-shape>
        </draw:g>
        <draw:g>
          <svg:title>TexMaths</svg:title>
          <svg:desc>13§display§m~chunks§svg§600§TRUE§</svg:desc>
          <draw:polygon draw:style-name="gr21" draw:text-style-name="P6" draw:layer="layout" svg:width="2.009cm" svg:height="0.317cm" svg:x="15.4cm" svg:y="2.702cm" svg:viewBox="0 0 2010 318" draw:points="1006,318 0,318 0,0 2010,0 2010,318">
            <text:p/>
          </draw:polygon>
          <draw:path draw:style-name="gr19" draw:text-style-name="P5" draw:layer="layout" svg:width="0.374cm" svg:height="0.207cm" svg:x="15.414cm" svg:y="2.817cm" svg:viewBox="0 0 375 208" svg:d="M27 176c-1 7-4 18-4 20 0 8 6 12 13 12 6 0 14-4 17-12 1-1 6-23 8-35l11-41c3-10 5-20 8-30 1-9 5-22 5-23 8-15 31-57 75-57 21 0 25 17 25 33 0 11-3 24-7 37l-13 53-9 36c-2 9-5 25-5 27 0 8 6 12 12 12 15 0 18-11 21-26 6-26 24-92 28-111 1-5 25-61 75-61 20 0 25 16 25 33 0 26-19 78-28 103-4 10-6 15-6 25 0 22 15 37 37 37 44 0 60-66 60-70 0-5-4-5-5-5-5 0-5 1-7 9-7 24-22 56-47 56-8 0-11-4-11-15s4-23 8-33c9-24 28-75 28-101 0-29-18-49-52-49s-58 20-75 45c-1-6-2-22-14-34-12-9-26-11-38-11-41 0-64 29-72 40-2-26-21-40-42-40s-29 18-33 26c-9 17-15 44-15 45 0 4 4 4 5 4 5 0 5 0 9-10 7-33 16-55 33-55 7 0 14 4 14 21 0 10-2 15-7 39z">
            <text:p/>
          </draw:path>
          <draw:path draw:style-name="gr19" draw:text-style-name="P5" draw:layer="layout" svg:width="0.178cm" svg:height="0.207cm" svg:x="15.971cm" svg:y="2.817cm" svg:viewBox="0 0 179 208" svg:d="M163 28c-7 0-13 0-21 7-7 7-8 15-8 18 0 11 8 16 18 16 13 0 26-11 26-29 0-23-22-40-55-40-62 0-123 66-123 130 0 42 27 78 75 78 65 0 104-49 104-54 0-3-3-6-5-6-3 0-3 1-7 5-36 45-86 45-92 45-28 0-41-22-41-50 0-19 10-64 25-92 14-26 40-46 65-46 15 0 33 6 39 18z">
            <text:p/>
          </draw:path>
          <draw:path draw:style-name="gr19" draw:text-style-name="P5" draw:layer="layout" svg:width="0.225cm" svg:height="0.323cm" svg:x="16.174cm" svg:y="2.701cm" svg:viewBox="0 0 226 324" svg:d="M106 5c0-1 0-5-5-5-11 0-45 4-56 4-4 1-10 1-10 10 0 6 5 6 12 6 22 0 23 3 23 7l-1 9-67 265c-2 6-2 7-2 9 0 12 9 14 14 14 7 0 14-6 16-13l10-34 9-42c3-10 6-19 8-30 1-3 4-19 5-21 1-4 16-30 32-42 9-8 24-16 43-16 20 0 25 16 25 32 0 24-17 74-29 102-3 11-5 17-5 26 0 21 15 38 37 38 43 0 61-68 61-71 0-5-5-5-7-5-4 0-4 2-6 8-7 25-22 58-47 58-8 0-11-5-11-16 0-12 4-22 8-32 8-20 28-74 28-101 0-30-18-49-53-49-29 0-51 14-67 35z">
            <text:p/>
          </draw:path>
          <draw:path draw:style-name="gr19" draw:text-style-name="P5" draw:layer="layout" svg:width="0.235cm" svg:height="0.207cm" svg:x="16.424cm" svg:y="2.817cm" svg:viewBox="0 0 236 208" svg:d="M148 177c4 20 20 31 40 31 16 0 27-10 35-25 7-16 13-44 13-45 0-5-4-5-5-5-5 0-5 1-7 9-7 25-15 56-35 56-9 0-13-5-13-21 0-10 5-31 8-48l14-50c1-6 5-24 7-31 2-10 7-28 7-30 0-9-6-13-13-13-2 0-15 0-18 16-9 34-29 114-34 138-1 2-19 39-53 39-23 0-28-21-28-38 0-26 12-62 24-93 6-14 8-20 8-29 0-21-15-38-38-38-43 0-60 67-60 71s4 4 5 4c5 0 5 0 7-8 12-40 30-57 47-57 4 0 12 0 12 15 0 11-5 25-9 31-16 46-26 74-26 97 0 44 32 55 57 55 30 0 46-20 55-31z">
            <text:p/>
          </draw:path>
          <draw:path draw:style-name="gr19" draw:text-style-name="P5" draw:layer="layout" svg:width="0.248cm" svg:height="0.207cm" svg:x="16.685cm" svg:y="2.817cm" svg:viewBox="0 0 249 208" svg:d="M27 176c-1 7-4 18-4 20 0 8 6 12 13 12 6 0 14-4 17-12 1-1 6-23 9-35l10-41c3-10 6-20 8-30 2-9 5-22 5-23 8-15 31-57 75-57 21 0 25 17 25 33 0 28-22 87-29 106-4 11-5 17-5 22 0 22 16 37 37 37 44 0 61-66 61-70 0-5-5-5-6-5-5 0-5 1-7 9-9 31-24 56-47 56-7 0-10-4-10-15s4-23 8-33c8-24 27-75 27-101 0-30-20-49-52-49-41 0-64 29-72 40-2-25-20-40-42-40-21 0-29 18-34 26-8 16-14 43-14 45 0 4 4 4 5 4 5 0 5 0 9-10 7-33 16-55 33-55 9 0 14 6 14 21 0 10-2 15-7 39z">
            <text:p/>
          </draw:path>
          <draw:path draw:style-name="gr19" draw:text-style-name="P5" draw:layer="layout" svg:width="0.207cm" svg:height="0.323cm" svg:x="16.97cm" svg:y="2.701cm" svg:viewBox="0 0 208 324" svg:d="M106 5c0-1 0-5-5-5-11 0-45 4-56 4-4 1-10 1-10 10 0 6 5 6 12 6 22 0 23 3 23 7l-1 9-67 265c-2 6-2 7-2 9 0 12 9 14 14 14 6 0 12-4 15-10 2-5 23-89 26-100 16 1 53 8 53 38 0 3 0 5-2 11 0 5-1 10-1 15 0 27 18 46 42 46 14 0 26-7 36-25 11-20 17-45 17-46 0-5-5-5-6-5-5 0-5 2-6 8-9 35-20 58-40 58-9 0-15-6-15-22 0-8 2-18 4-25 1-9 1-11 1-15 0-30-28-43-67-48 14-8 29-23 39-34 22-24 43-44 66-44 3 0 3 0 4 0 5 1 6 1 9 4 1 0 1 1 2 1-22 2-26 20-26 25 0 8 6 17 18 17 11 0 25-10 25-28 0-14-10-29-31-29-13 0-35 4-67 40-15 18-34 36-51 43z">
            <text:p/>
          </draw:path>
          <draw:path draw:style-name="gr19" draw:text-style-name="P5" draw:layer="layout" svg:width="0.168cm" svg:height="0.207cm" svg:x="17.22cm" svg:y="2.817cm" svg:viewBox="0 0 169 208" svg:d="M156 31c-13 0-22 11-22 21 0 6 4 14 14 14s21-9 21-26c0-21-19-40-55-40-60 0-78 47-78 67 0 36 35 43 48 46 24 5 48 9 48 35 0 11-10 50-65 50-8 0-43 0-53-24 17 2 29-11 29-25 0-10-8-16-17-16-12 0-26 10-26 31 0 26 26 44 66 44 74 0 92-55 92-76 0-16-8-28-15-34-12-13-24-15-45-19-17-4-35-7-35-28 0-12 11-41 51-41 12 0 35 4 42 21z">
            <text:p/>
          </draw:path>
        </draw:g>
        <draw:g>
          <svg:title>TexMaths</svg:title>
          <svg:desc>13§display§m/2§svg§600§TRUE§</svg:desc>
          <draw:polygon draw:style-name="gr21" draw:text-style-name="P6" draw:layer="layout" svg:width="0.854cm" svg:height="0.456cm" svg:x="11.301cm" svg:y="4.277cm" svg:viewBox="0 0 855 457" draw:points="427,457 0,457 0,0 855,0 855,457">
            <text:p/>
          </draw:polygon>
          <draw:path draw:style-name="gr19" draw:text-style-name="P5" draw:layer="layout" svg:width="0.374cm" svg:height="0.207cm" svg:x="11.315cm" svg:y="4.417cm" svg:viewBox="0 0 375 208" svg:d="M27 176c-1 7-4 18-4 20 0 8 6 12 13 12 6 0 14-4 17-12 1-1 6-23 8-35l11-41c3-10 5-20 8-30 1-9 5-22 5-23 7-15 31-57 75-57 21 0 25 17 25 33 0 11-3 24-7 37l-13 53-9 36c-2 9-5 25-5 27 0 8 6 12 12 12 15 0 18-11 21-26 6-26 24-92 28-111 1-5 25-61 75-61 19 0 25 16 25 33 0 26-19 78-28 103-5 10-7 15-7 25 0 22 16 37 38 37 43 0 60-66 60-71 0-4-4-4-5-4-5 0-5 1-7 9-8 24-22 56-47 56-8 0-12-4-12-15s5-23 9-33c9-24 28-75 28-101 0-29-18-49-52-49s-58 20-75 45c-1-6-2-22-15-34-11-9-26-11-37-11-41 0-64 29-72 40-2-26-21-40-42-40s-29 18-33 26c-9 17-15 44-15 45 0 4 4 4 5 4 5 0 5 0 9-10 7-33 16-55 33-55 7 0 14 4 14 21 0 10-2 15-7 39z">
            <text:p/>
          </draw:path>
          <draw:path draw:style-name="gr19" draw:text-style-name="P5" draw:layer="layout" svg:width="0.178cm" svg:height="0.457cm" svg:x="11.725cm" svg:y="4.276cm" svg:viewBox="0 0 179 458" svg:d="M177 18c2-7 2-9 2-9 0-5-4-9-10-9-3 0-6 1-7 4l-160 437c-2 6-2 8-2 9 0 4 4 8 9 8 7 0 8-3 11-10z">
            <text:p/>
          </draw:path>
          <draw:path draw:style-name="gr19" draw:text-style-name="P5" draw:layer="layout" svg:width="0.182cm" svg:height="0.305cm" svg:x="11.95cm" svg:y="4.315cm" svg:viewBox="0 0 183 306" svg:d="M35 271l49-48c72-64 99-88 99-133 0-54-41-90-97-90-52 0-86 43-86 83 0 25 23 25 24 25 8 0 24-5 24-24 0-11-9-24-24-24-4 0-4 0-6 1 10-30 35-46 62-46 42 0 61 36 61 75 0 36-23 72-48 100l-88 98c-5 6-5 7-5 18h170l13-80h-12c-2 13-5 34-9 40-4 5-34 5-44 5z">
            <text:p/>
          </draw:path>
        </draw:g>
        <draw:g>
          <svg:title>TexMaths</svg:title>
          <svg:desc>13§display§m/2§svg§600§TRUE§</svg:desc>
          <draw:polygon draw:style-name="gr21" draw:text-style-name="P6" draw:layer="layout" svg:width="0.854cm" svg:height="0.456cm" svg:x="16.38cm" svg:y="4.221cm" svg:viewBox="0 0 855 457" draw:points="427,457 0,457 0,0 855,0 855,457">
            <text:p/>
          </draw:polygon>
          <draw:path draw:style-name="gr19" draw:text-style-name="P5" draw:layer="layout" svg:width="0.374cm" svg:height="0.207cm" svg:x="16.394cm" svg:y="4.361cm" svg:viewBox="0 0 375 208" svg:d="M27 176c-1 7-4 18-4 20 0 8 6 12 13 12 6 0 14-4 17-12 1-1 6-23 8-35l11-41c3-10 5-20 8-30 1-9 5-22 5-23 7-15 31-57 75-57 21 0 25 17 25 33 0 11-3 24-7 37l-13 53-9 36c-2 9-5 25-5 27 0 8 6 12 12 12 15 0 18-11 21-26 6-26 24-92 28-111 1-5 25-61 75-61 19 0 25 16 25 33 0 26-19 78-28 103-5 10-7 15-7 25 0 22 16 37 38 37 43 0 60-66 60-71 0-4-4-4-5-4-5 0-5 1-7 9-8 24-22 56-47 56-8 0-12-4-12-15s5-23 9-33c9-24 28-75 28-101 0-29-18-49-52-49s-58 20-75 45c-1-6-2-22-15-34-11-9-26-11-37-11-41 0-64 29-72 40-2-26-21-40-42-40s-29 18-33 26c-9 17-15 44-15 45 0 4 4 4 5 4 5 0 5 0 9-10 7-33 16-55 33-55 7 0 14 4 14 21 0 10-2 15-7 39z">
            <text:p/>
          </draw:path>
          <draw:path draw:style-name="gr19" draw:text-style-name="P5" draw:layer="layout" svg:width="0.178cm" svg:height="0.457cm" svg:x="16.804cm" svg:y="4.22cm" svg:viewBox="0 0 179 458" svg:d="M177 18c2-7 2-9 2-9 0-5-4-9-10-9-3 0-6 1-7 4l-160 437c-2 6-2 8-2 9 0 4 4 8 9 8 7 0 8-3 11-10z">
            <text:p/>
          </draw:path>
          <draw:path draw:style-name="gr19" draw:text-style-name="P5" draw:layer="layout" svg:width="0.182cm" svg:height="0.305cm" svg:x="17.029cm" svg:y="4.259cm" svg:viewBox="0 0 183 306" svg:d="M35 271l49-48c72-64 99-88 99-133 0-54-41-90-97-90-52 0-86 43-86 83 0 25 23 25 24 25 8 0 24-5 24-24 0-11-9-24-24-24-4 0-4 0-6 1 10-30 35-46 62-46 42 0 61 36 61 75 0 36-23 72-48 100l-88 98c-5 6-5 7-5 18h170l13-80h-12c-2 13-5 34-9 40-4 5-34 5-44 5z">
            <text:p/>
          </draw:path>
        </draw:g>
        <draw:g>
          <draw:custom-shape draw:style-name="gr25" draw:text-style-name="P1" draw:layer="layout" svg:width="0.3cm" svg:height="0.3cm" svg:x="15.8cm" svg:y="4.9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" draw:layer="layout" svg:width="0.3cm" svg:height="0.3cm" svg:x="16.1cm" svg:y="4.9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" draw:layer="layout" svg:width="0.3cm" svg:height="0.3cm" svg:x="16.4cm" svg:y="4.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6" draw:text-style-name="P8" draw:layer="layout" svg:width="0.3cm" svg:height="0.3cm" svg:x="12.1cm" svg:y="4.9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8" draw:layer="layout" svg:width="0.3cm" svg:height="0.3cm" svg:x="12.4cm" svg:y="4.9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8" draw:layer="layout" svg:width="0.3cm" svg:height="0.3cm" svg:x="12.7cm" svg:y="4.9cm">
            <text:p/>
            <draw:enhanced-geometry svg:viewBox="0 0 21600 21600" draw:type="rectangle" draw:enhanced-path="M 0 0 L 21600 0 21600 21600 0 21600 0 0 Z N"/>
          </draw:custom-shape>
        </draw:g>
        <draw:custom-shape draw:style-name="gr22" draw:text-style-name="P3" xml:id="id67" draw:id="id67" draw:layer="layout" svg:width="2.9cm" svg:height="3cm" svg:x="2.5cm" svg:y="17.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svg:title>TexMaths</svg:title>
          <svg:desc>14§display§T_1§svg§600§TRUE§</svg:desc>
          <draw:polygon draw:style-name="gr21" draw:text-style-name="P6" draw:layer="layout" svg:width="0.482cm" svg:height="0.409cm" svg:x="3.717cm" svg:y="19.4cm" svg:viewBox="0 0 483 410" draw:points="242,410 0,410 0,0 483,0 483,410">
            <text:p/>
          </draw:polygon>
          <draw:path draw:style-name="gr19" draw:text-style-name="P5" draw:layer="layout" svg:width="0.335cm" svg:height="0.333cm" svg:x="3.729cm" svg:y="19.402cm" svg:viewBox="0 0 336 334" svg:d="M199 35c4-14 5-17 12-18 4-1 20-1 31-1 49 0 72 1 72 40 0 7-2 27-5 39 0 2-1 8-1 9 0 4 1 7 6 7s7-3 8-11l13-87c0-1 1-6 1-7 0-6-5-6-13-6h-275c-11 0-12 0-16 10l-29 86c-1 1-3 8-3 9 0 4 2 6 6 6 5 0 5-2 9-10 26-76 39-85 112-85h19c14 0 14 1 14 5s-2 9-2 10l-66 265c-5 18-6 23-58 23-18 0-22 0-22 9 0 6 6 6 9 6 13 0 27 0 41 0 13 0 28-1 41-1 14 0 28 1 42 1 13 0 29 0 42 0 5 0 11 0 11-9 0-6-4-6-16-6-13 0-20 0-32-1-14-1-19-3-19-11 0 0 0-2 2-10z">
            <text:p/>
          </draw:path>
          <draw:path draw:style-name="gr19" draw:text-style-name="P5" draw:layer="layout" svg:width="0.126cm" svg:height="0.229cm" svg:x="4.041cm" svg:y="19.58cm" svg:viewBox="0 0 127 230" svg:d="M78 10c0-10-1-10-10-10-22 21-53 22-68 22v13c8 0 31 0 50-10v177c0 11 0 15-34 15h-14v13c7 0 50-1 62-1 11 0 55 1 63 1v-13h-14c-35 0-35-4-35-15z">
            <text:p/>
          </draw:path>
        </draw:g>
        <draw:custom-shape draw:style-name="gr22" draw:text-style-name="P3" xml:id="id69" draw:id="id69" draw:layer="layout" svg:width="2.9cm" svg:height="3cm" svg:x="6.1cm" svg:y="17.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svg:title>TexMaths</svg:title>
          <svg:desc>14§display§T_2§svg§600§TRUE§</svg:desc>
          <draw:polygon draw:style-name="gr21" draw:text-style-name="P6" draw:layer="layout" svg:width="0.482cm" svg:height="0.409cm" svg:x="7.318cm" svg:y="19.4cm" svg:viewBox="0 0 483 410" draw:points="242,410 0,410 0,0 483,0 483,410">
            <text:p/>
          </draw:polygon>
          <draw:path draw:style-name="gr19" draw:text-style-name="P5" draw:layer="layout" svg:width="0.335cm" svg:height="0.333cm" svg:x="7.33cm" svg:y="19.402cm" svg:viewBox="0 0 336 334" svg:d="M199 35c4-14 5-17 12-18 4-1 20-1 31-1 49 0 72 1 72 40 0 7-2 27-5 39 0 2-1 8-1 9 0 4 1 7 6 7s7-3 8-11l13-87c0-1 1-6 1-7 0-6-5-6-13-6h-275c-11 0-12 0-16 10l-29 86c-1 1-3 8-3 9 0 4 2 6 6 6 5 0 5-2 9-10 26-76 39-85 112-85h19c14 0 14 1 14 5s-2 9-2 10l-66 265c-5 18-6 23-58 23-18 0-22 0-22 9 0 6 6 6 9 6 13 0 27 0 41 0 13 0 28-1 41-1 14 0 28 1 42 1 13 0 29 0 42 0 5 0 11 0 11-9 0-6-4-6-16-6-13 0-20 0-32-1-14-1-19-3-19-11 0 0 0-2 2-10z">
            <text:p/>
          </draw:path>
          <draw:path draw:style-name="gr19" draw:text-style-name="P5" draw:layer="layout" svg:width="0.153cm" svg:height="0.229cm" svg:x="7.626cm" svg:y="19.58cm" svg:viewBox="0 0 154 230" svg:d="M154 167h-13c-1 8-4 28-9 31-2 3-29 3-33 3h-64c36-33 48-42 69-59 26-20 50-41 50-75 0-41-37-67-82-67-43 0-72 30-72 62 0 18 15 20 18 20 9 0 19-7 19-19 0-6-2-18-20-18 10-25 33-33 50-33 35 0 53 27 53 55 0 30-21 54-33 67l-84 82c-3 4-3 5-3 14h143z">
            <text:p/>
          </draw:path>
        </draw:g>
        <draw:custom-shape draw:style-name="gr27" draw:text-style-name="P7" xml:id="id68" draw:id="id68" draw:layer="layout" svg:width="1.472cm" svg:height="1.303cm" svg:x="9.028cm" svg:y="13.5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root§svg§600§TRUE§</svg:desc>
          <draw:polygon draw:style-name="gr21" draw:text-style-name="P6" draw:layer="layout" svg:width="0.887cm" svg:height="0.302cm" svg:x="9.328cm" svg:y="14.098cm" svg:viewBox="0 0 888 303" draw:points="445,303 0,303 0,0 888,0 888,303">
            <text:p/>
          </draw:polygon>
          <draw:path draw:style-name="gr19" draw:text-style-name="P5" draw:layer="layout" svg:width="0.201cm" svg:height="0.223cm" svg:x="9.343cm" svg:y="14.182cm" svg:viewBox="0 0 202 224" svg:d="M29 189c-1 8-4 20-4 22 0 9 6 13 14 13 6 0 15-4 18-13 1-2 18-70 20-79 4-17 13-51 16-65 2-5 16-29 28-40 3-3 18-16 39-16 14 0 20 6 21 6-15 2-25 14-25 27 0 8 5 18 19 18 12 0 27-12 27-29 0-18-16-33-42-33-32 0-54 25-63 38-4-22-22-38-45-38s-32 19-36 28c-9 17-16 47-16 48 0 5 4 5 6 5 5 0 5 0 9-11 7-35 17-59 35-59 9 0 16 4 16 23 0 10-2 15-8 41z">
            <text:p/>
          </draw:path>
          <draw:path draw:style-name="gr19" draw:text-style-name="P5" draw:layer="layout" svg:width="0.211cm" svg:height="0.223cm" svg:x="9.583cm" svg:y="14.182cm" svg:viewBox="0 0 212 224" svg:d="M212 84c0-51-35-84-80-84-66 0-132 71-132 140 0 49 34 84 80 84 64 0 132-68 132-140zM80 213c-22 0-43-15-43-54 0-23 12-77 28-103 25-38 54-45 67-45 29 0 44 24 44 53 0 20-10 72-29 104-17 28-45 45-67 45z">
            <text:p/>
          </draw:path>
          <draw:path draw:style-name="gr19" draw:text-style-name="P5" draw:layer="layout" svg:width="0.211cm" svg:height="0.223cm" svg:x="9.821cm" svg:y="14.182cm" svg:viewBox="0 0 212 224" svg:d="M212 84c0-51-35-84-80-84-66 0-132 71-132 140 0 49 34 84 80 84 64 0 132-68 132-140zM80 213c-22 0-43-15-43-54 0-23 12-77 28-103 25-38 54-45 67-45 29 0 44 24 44 53 0 20-10 72-29 104-17 28-45 45-67 45z">
            <text:p/>
          </draw:path>
          <draw:path draw:style-name="gr19" draw:text-style-name="P5" draw:layer="layout" svg:width="0.151cm" svg:height="0.314cm" svg:x="10.049cm" svg:y="14.091cm" svg:viewBox="0 0 152 315" svg:d="M91 112h47c9 0 14 0 14-10 0-6-5-6-14-6h-43c17-70 20-79 20-83 0-9-6-13-14-13-1 0-16 0-20 18l-19 78h-47c-11 0-15 0-15 9 0 7 4 7 13 7h44c-36 140-37 148-37 157 0 27 19 46 45 46 51 0 79-73 79-76 0-5-4-5-6-5-5 0-5 1-7 7-21 52-48 63-65 63-10 0-14-7-14-23 0-12 0-15 2-23z">
            <text:p/>
          </draw:path>
        </draw:g>
        <draw:connector draw:style-name="gr29" draw:text-style-name="P3" draw:layer="layout" draw:type="line" svg:x1="3.95cm" svg:y1="17.8cm" svg:x2="9.028cm" svg:y2="14.249cm" draw:start-shape="id67" draw:start-glue-point="4" draw:end-shape="id68" draw:end-glue-point="6" svg:d="M3950 17800l5078-3551" svg:viewBox="0 0 5079 3552">
          <text:p/>
        </draw:connector>
        <draw:connector draw:style-name="gr29" draw:text-style-name="P3" draw:layer="layout" draw:type="line" svg:x1="7.55cm" svg:y1="17.8cm" svg:x2="9.243cm" svg:y2="14.71cm" draw:start-shape="id69" draw:start-glue-point="4" draw:end-shape="id68" draw:end-glue-point="7" svg:d="M7550 17800l1693-3090" svg:viewBox="0 0 1694 3091">
          <text:p/>
        </draw:connector>
        <draw:custom-shape draw:style-name="gr30" draw:text-style-name="P9" draw:layer="layout" svg:width="0.667cm" svg:height="0.601cm" svg:x="10.4cm" svg:y="12.89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0" draw:layer="layout" svg:width="0.666cm" svg:height="0.601cm" svg:x="11.067cm" svg:y="12.89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0.667cm" svg:height="0.601cm" svg:x="11.733cm" svg:y="12.899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0" draw:layer="layout" svg:width="0.667cm" svg:height="0.601cm" svg:x="12.4cm" svg:y="12.899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0.666cm" svg:height="0.601cm" svg:x="13.067cm" svg:y="12.899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8" draw:layer="layout" svg:width="0.667cm" svg:height="0.601cm" svg:x="13.733cm" svg:y="12.89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3§display§m~chunks§svg§600§TRUE§</svg:desc>
          <draw:polygon draw:style-name="gr21" draw:text-style-name="P6" draw:layer="layout" svg:width="2.009cm" svg:height="0.317cm" svg:x="15.09cm" svg:y="12.301cm" svg:viewBox="0 0 2010 318" draw:points="1006,318 0,318 0,0 2010,0 2010,318">
            <text:p/>
          </draw:polygon>
          <draw:path draw:style-name="gr19" draw:text-style-name="P5" draw:layer="layout" svg:width="0.374cm" svg:height="0.207cm" svg:x="15.104cm" svg:y="12.416cm" svg:viewBox="0 0 375 208" svg:d="M27 176c-1 7-4 18-4 20 0 8 6 12 13 12 6 0 14-4 17-12 1-1 6-23 8-35l11-41c3-10 5-20 8-30 1-9 5-22 5-23 8-15 31-57 75-57 21 0 25 17 25 33 0 11-3 24-7 37l-13 53-9 36c-2 9-5 25-5 27 0 8 6 12 12 12 15 0 18-11 21-26 6-26 24-92 28-111 1-5 25-61 75-61 20 0 25 16 25 33 0 26-19 78-28 103-4 10-6 15-6 25 0 22 15 37 37 37 44 0 60-66 60-70 0-5-4-5-5-5-5 0-5 1-7 9-7 24-22 56-47 56-8 0-11-4-11-15s4-23 8-33c9-24 28-75 28-101 0-29-18-49-52-49s-58 20-75 45c-1-6-2-22-14-34-12-9-26-11-38-11-41 0-64 29-72 40-2-26-21-40-42-40s-29 18-33 26c-9 17-15 44-15 45 0 4 4 4 5 4 5 0 5 0 9-10 7-33 16-55 33-55 7 0 14 4 14 21 0 10-2 15-7 39z">
            <text:p/>
          </draw:path>
          <draw:path draw:style-name="gr19" draw:text-style-name="P5" draw:layer="layout" svg:width="0.178cm" svg:height="0.207cm" svg:x="15.661cm" svg:y="12.416cm" svg:viewBox="0 0 179 208" svg:d="M163 28c-7 0-13 0-21 7-7 7-8 15-8 18 0 11 8 16 18 16 13 0 26-11 26-29 0-23-22-40-55-40-62 0-123 66-123 130 0 42 27 78 75 78 65 0 104-49 104-54 0-3-3-6-5-6-3 0-3 1-7 5-36 45-86 45-92 45-28 0-41-22-41-50 0-19 10-64 25-92 14-26 40-46 65-46 15 0 33 6 39 18z">
            <text:p/>
          </draw:path>
          <draw:path draw:style-name="gr19" draw:text-style-name="P5" draw:layer="layout" svg:width="0.225cm" svg:height="0.323cm" svg:x="15.864cm" svg:y="12.3cm" svg:viewBox="0 0 226 324" svg:d="M106 5c0-1 0-5-5-5-11 0-45 4-56 4-4 1-10 1-10 10 0 6 5 6 12 6 22 0 23 3 23 7l-1 9-67 265c-2 6-2 7-2 9 0 12 9 14 14 14 7 0 14-6 16-13l10-34 9-42c3-10 6-19 8-30 1-3 4-19 5-21 1-4 16-30 32-42 9-8 24-16 43-16 20 0 25 16 25 32 0 24-17 74-29 102-3 11-5 17-5 26 0 21 15 38 37 38 43 0 61-68 61-71 0-5-5-5-7-5-4 0-4 2-6 8-7 25-22 58-47 58-8 0-11-5-11-16 0-12 4-22 8-32 8-20 28-74 28-101 0-30-18-49-53-49-29 0-51 14-67 35z">
            <text:p/>
          </draw:path>
          <draw:path draw:style-name="gr19" draw:text-style-name="P5" draw:layer="layout" svg:width="0.235cm" svg:height="0.207cm" svg:x="16.114cm" svg:y="12.416cm" svg:viewBox="0 0 236 208" svg:d="M148 177c4 20 20 31 40 31 16 0 27-10 35-25 7-16 13-44 13-45 0-5-4-5-5-5-5 0-5 1-7 9-7 25-15 56-35 56-9 0-13-5-13-21 0-10 5-31 8-48l14-50c1-6 5-24 7-31 2-10 7-28 7-30 0-9-6-13-13-13-2 0-15 0-18 16-9 34-29 114-34 138-1 2-19 39-53 39-23 0-28-21-28-38 0-26 12-62 24-93 6-14 8-20 8-29 0-21-15-38-38-38-43 0-60 67-60 71s4 4 5 4c5 0 5 0 7-8 12-40 30-57 47-57 4 0 12 0 12 15 0 11-5 25-9 31-16 46-26 74-26 97 0 44 32 55 57 55 30 0 46-20 55-31z">
            <text:p/>
          </draw:path>
          <draw:path draw:style-name="gr19" draw:text-style-name="P5" draw:layer="layout" svg:width="0.248cm" svg:height="0.207cm" svg:x="16.375cm" svg:y="12.416cm" svg:viewBox="0 0 249 208" svg:d="M27 176c-1 7-4 18-4 20 0 8 6 12 13 12 6 0 14-4 17-12 1-1 6-23 9-35l10-41c3-10 6-20 8-30 2-9 5-22 5-23 8-15 31-57 75-57 21 0 25 17 25 33 0 28-22 87-29 106-4 11-5 17-5 22 0 22 16 37 37 37 44 0 61-66 61-70 0-5-5-5-6-5-5 0-5 1-7 9-9 31-24 56-47 56-7 0-10-4-10-15s4-23 8-33c8-24 27-75 27-101 0-30-20-49-52-49-41 0-64 29-72 40-2-25-20-40-42-40-21 0-29 18-34 26-8 16-14 43-14 45 0 4 4 4 5 4 5 0 5 0 9-10 7-33 16-55 33-55 9 0 14 6 14 21 0 10-2 15-7 39z">
            <text:p/>
          </draw:path>
          <draw:path draw:style-name="gr19" draw:text-style-name="P5" draw:layer="layout" svg:width="0.207cm" svg:height="0.323cm" svg:x="16.66cm" svg:y="12.3cm" svg:viewBox="0 0 208 324" svg:d="M106 5c0-1 0-5-5-5-11 0-45 4-56 4-4 1-10 1-10 10 0 6 5 6 12 6 22 0 23 3 23 7l-1 9-67 265c-2 6-2 7-2 9 0 12 9 14 14 14 6 0 12-4 15-10 2-5 23-89 26-100 16 1 53 8 53 38 0 3 0 5-2 11 0 5-1 10-1 15 0 27 18 46 42 46 14 0 26-7 36-25 11-20 17-45 17-46 0-5-5-5-6-5-5 0-5 2-6 8-9 35-20 58-40 58-9 0-15-6-15-22 0-8 2-18 4-25 1-9 1-11 1-15 0-30-28-43-67-48 14-8 29-23 39-34 22-24 43-44 66-44 3 0 3 0 4 0 5 1 6 1 9 4 1 0 1 1 2 1-22 2-26 20-26 25 0 8 6 17 18 17 11 0 25-10 25-28 0-14-10-29-31-29-13 0-35 4-67 40-15 18-34 36-51 43z">
            <text:p/>
          </draw:path>
          <draw:path draw:style-name="gr19" draw:text-style-name="P5" draw:layer="layout" svg:width="0.168cm" svg:height="0.207cm" svg:x="16.91cm" svg:y="12.416cm" svg:viewBox="0 0 169 208" svg:d="M156 31c-13 0-22 11-22 21 0 6 4 14 14 14s21-9 21-26c0-21-19-40-55-40-60 0-78 47-78 67 0 36 35 43 48 46 24 5 48 9 48 35 0 11-10 50-65 50-8 0-43 0-53-24 17 2 29-11 29-25 0-10-8-16-17-16-12 0-26 10-26 31 0 26 26 44 66 44 74 0 92-55 92-76 0-16-8-28-15-34-12-13-24-15-45-19-17-4-35-7-35-28 0-12 11-41 51-41 12 0 35 4 42 21z">
            <text:p/>
          </draw:path>
        </draw:g>
        <draw:custom-shape draw:style-name="gr22" draw:text-style-name="P3" xml:id="id70" draw:id="id70" draw:layer="layout" svg:width="2.9cm" svg:height="3cm" svg:x="12.1cm" svg:y="17.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svg:title>TexMaths</svg:title>
          <svg:desc>14§display§T_1§svg§600§TRUE§</svg:desc>
          <draw:polygon draw:style-name="gr21" draw:text-style-name="P6" draw:layer="layout" svg:width="0.482cm" svg:height="0.409cm" svg:x="13.317cm" svg:y="19.4cm" svg:viewBox="0 0 483 410" draw:points="242,410 0,410 0,0 483,0 483,410">
            <text:p/>
          </draw:polygon>
          <draw:path draw:style-name="gr19" draw:text-style-name="P5" draw:layer="layout" svg:width="0.335cm" svg:height="0.333cm" svg:x="13.329cm" svg:y="19.402cm" svg:viewBox="0 0 336 334" svg:d="M199 35c4-14 5-17 12-18 4-1 20-1 31-1 49 0 72 1 72 40 0 7-2 27-5 39 0 2-1 8-1 9 0 4 1 7 6 7s7-3 8-11l13-87c0-1 1-6 1-7 0-6-5-6-13-6h-275c-11 0-12 0-16 10l-29 86c-1 1-3 8-3 9 0 4 2 6 6 6 5 0 5-2 9-10 26-76 39-85 112-85h19c14 0 14 1 14 5s-2 9-2 10l-66 265c-5 18-6 23-58 23-18 0-22 0-22 9 0 6 6 6 9 6 13 0 27 0 41 0 13 0 28-1 41-1 14 0 28 1 42 1 13 0 29 0 42 0 5 0 11 0 11-9 0-6-4-6-16-6-13 0-20 0-32-1-14-1-19-3-19-11 0 0 0-2 2-10z">
            <text:p/>
          </draw:path>
          <draw:path draw:style-name="gr19" draw:text-style-name="P5" draw:layer="layout" svg:width="0.126cm" svg:height="0.229cm" svg:x="13.641cm" svg:y="19.58cm" svg:viewBox="0 0 127 230" svg:d="M78 10c0-10-1-10-10-10-22 21-53 22-68 22v13c8 0 31 0 50-10v177c0 11 0 15-34 15h-14v13c7 0 50-1 62-1 11 0 55 1 63 1v-13h-14c-35 0-35-4-35-15z">
            <text:p/>
          </draw:path>
        </draw:g>
        <draw:custom-shape draw:style-name="gr22" draw:text-style-name="P3" xml:id="id71" draw:id="id71" draw:layer="layout" svg:width="2.9cm" svg:height="3cm" svg:x="15.7cm" svg:y="17.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svg:title>TexMaths</svg:title>
          <svg:desc>14§display§T_2§svg§600§TRUE§</svg:desc>
          <draw:polygon draw:style-name="gr21" draw:text-style-name="P6" draw:layer="layout" svg:width="0.482cm" svg:height="0.409cm" svg:x="16.918cm" svg:y="19.4cm" svg:viewBox="0 0 483 410" draw:points="242,410 0,410 0,0 483,0 483,410">
            <text:p/>
          </draw:polygon>
          <draw:path draw:style-name="gr19" draw:text-style-name="P5" draw:layer="layout" svg:width="0.335cm" svg:height="0.333cm" svg:x="16.93cm" svg:y="19.402cm" svg:viewBox="0 0 336 334" svg:d="M199 35c4-14 5-17 12-18 4-1 20-1 31-1 49 0 72 1 72 40 0 7-2 27-5 39 0 2-1 8-1 9 0 4 1 7 6 7s7-3 8-11l13-87c0-1 1-6 1-7 0-6-5-6-13-6h-275c-11 0-12 0-16 10l-29 86c-1 1-3 8-3 9 0 4 2 6 6 6 5 0 5-2 9-10 26-76 39-85 112-85h19c14 0 14 1 14 5s-2 9-2 10l-66 265c-5 18-6 23-58 23-18 0-22 0-22 9 0 6 6 6 9 6 13 0 27 0 41 0 13 0 28-1 41-1 14 0 28 1 42 1 13 0 29 0 42 0 5 0 11 0 11-9 0-6-4-6-16-6-13 0-20 0-32-1-14-1-19-3-19-11 0 0 0-2 2-10z">
            <text:p/>
          </draw:path>
          <draw:path draw:style-name="gr19" draw:text-style-name="P5" draw:layer="layout" svg:width="0.153cm" svg:height="0.229cm" svg:x="17.226cm" svg:y="19.58cm" svg:viewBox="0 0 154 230" svg:d="M154 167h-13c-1 8-4 28-9 31-2 3-29 3-33 3h-64c36-33 48-42 69-59 26-20 50-41 50-75 0-41-37-67-82-67-43 0-72 30-72 62 0 18 15 20 18 20 9 0 19-7 19-19 0-6-2-18-20-18 10-25 33-33 50-33 35 0 53 27 53 55 0 30-21 54-33 67l-84 82c-3 4-3 5-3 14h143z">
            <text:p/>
          </draw:path>
        </draw:g>
        <draw:connector draw:style-name="gr24" draw:text-style-name="P3" draw:layer="layout" draw:type="line" svg:x1="13.55cm" svg:y1="17.8cm" svg:x2="10.285cm" svg:y2="14.71cm" draw:start-shape="id70" draw:start-glue-point="4" draw:end-shape="id68" draw:end-glue-point="9" svg:d="M13550 17800l-3265-3090" svg:viewBox="0 0 3266 3091">
          <text:p/>
        </draw:connector>
        <draw:connector draw:style-name="gr24" draw:text-style-name="P3" draw:layer="layout" draw:type="line" svg:x1="17.15cm" svg:y1="17.8cm" svg:x2="10.5cm" svg:y2="14.249cm" draw:start-shape="id71" draw:start-glue-point="4" draw:end-shape="id68" draw:end-glue-point="10" svg:d="M17150 17800l-6650-3551" svg:viewBox="0 0 6651 3552">
          <text:p/>
        </draw:connector>
        <draw:g>
          <svg:title>TexMaths</svg:title>
          <svg:desc>14§display§$1$§svg§600§TRUE§</svg:desc>
          <draw:polygon draw:style-name="gr21" draw:text-style-name="P6" draw:layer="layout" svg:width="0.245cm" svg:height="0.316cm" svg:x="10.625cm" svg:y="13.057cm" svg:viewBox="0 0 246 317" draw:points="123,317 0,317 0,0 246,0 246,317">
            <text:p/>
          </draw:polygon>
          <draw:path draw:style-name="gr19" draw:text-style-name="P5" draw:layer="layout" svg:width="0.162cm" svg:height="0.328cm" svg:x="10.669cm" svg:y="13.045cm" svg:viewBox="0 0 163 329" svg:d="M102 12c0-11 0-12-11-12-32 31-75 31-91 31v16c10 0 39 0 65-13v256c0 18-1 23-46 23h-16v16c17-2 61-2 80-2 20 0 62 0 80 2v-16h-15c-45 0-46-5-46-23z">
            <text:p/>
          </draw:path>
        </draw:g>
        <draw:g>
          <svg:title>TexMaths</svg:title>
          <svg:desc>14§display§$2$§svg§600§TRUE§</svg:desc>
          <draw:polygon draw:style-name="gr21" draw:text-style-name="P6" draw:layer="layout" svg:width="0.245cm" svg:height="0.316cm" svg:x="11.271cm" svg:y="13.059cm" svg:viewBox="0 0 246 317" draw:points="123,317 0,317 0,0 246,0 246,317">
            <text:p/>
          </draw:polygon>
          <draw:path draw:style-name="gr19" draw:text-style-name="P5" draw:layer="layout" svg:width="0.196cm" svg:height="0.328cm" svg:x="11.296cm" svg:y="13.047cm" svg:viewBox="0 0 197 329" svg:d="M38 291l53-52c77-68 106-94 106-143 0-57-44-96-104-96-56 0-93 46-93 90 0 26 25 26 26 26 9 0 25-5 25-25 0-13-9-26-25-26-5 0-5 0-7 1 11-32 38-50 67-50 45 0 66 39 66 80 0 39-25 79-51 109l-95 105c-6 6-6 7-6 19h183l14-86h-12c-3 14-6 37-11 43-4 5-36 5-47 5z">
            <text:p/>
          </draw:path>
        </draw:g>
        <draw:g>
          <svg:title>TexMaths</svg:title>
          <svg:desc>14§display§$3$§svg§600§TRUE§</svg:desc>
          <draw:polygon draw:style-name="gr21" draw:text-style-name="P6" draw:layer="layout" svg:width="0.245cm" svg:height="0.316cm" svg:x="11.944cm" svg:y="13.06cm" svg:viewBox="0 0 246 317" draw:points="123,317 0,317 0,0 246,0 246,317">
            <text:p/>
          </draw:polygon>
          <draw:path draw:style-name="gr19" draw:text-style-name="P5" draw:layer="layout" svg:width="0.204cm" svg:height="0.338cm" svg:x="11.964cm" svg:y="13.048cm" svg:viewBox="0 0 205 339" svg:d="M123 154c40-12 68-47 68-86 0-40-42-68-90-68-51 0-88 29-88 67 0 16 12 26 25 26 16 0 26-11 26-26 0-24-24-24-30-24 14-24 47-31 64-31 21 0 48 11 48 55 0 7-1 35-14 57-15 24-31 25-44 26-3 0-15 1-19 1s-7 1-7 6 3 5 12 5h21c40 0 59 34 59 82 0 67-34 82-56 82-21 0-58-9-76-38 18 3 33-8 33-27 0-18-13-28-27-28-12 0-28 8-28 29 0 45 46 77 100 77 60 0 105-45 105-95 0-40-32-78-82-90z">
            <text:p/>
          </draw:path>
        </draw:g>
        <draw:g>
          <svg:title>TexMaths</svg:title>
          <svg:desc>14§display§$4$§svg§600§TRUE§</svg:desc>
          <draw:polygon draw:style-name="gr21" draw:text-style-name="P6" draw:layer="layout" svg:width="0.245cm" svg:height="0.315cm" svg:x="12.617cm" svg:y="13.066cm" svg:viewBox="0 0 246 316" draw:points="123,316 0,316 0,0 246,0 246,316">
            <text:p/>
          </draw:polygon>
          <draw:path draw:style-name="gr19" draw:text-style-name="P5" draw:layer="layout" svg:width="0.218cm" svg:height="0.332cm" svg:x="12.63cm" svg:y="13.049cm" svg:viewBox="0 0 219 333" svg:d="M131 253v42c0 18 0 23-37 23h-10v15c20-1 46-1 66-1 21 0 47 0 67 1v-15h-10c-37 0-38-5-38-23v-42h50v-16h-50v-225c0-9 0-12-8-12-4 0-6 0-9 6l-152 231v16zM134 237h-121l121-183z">
            <text:p/>
          </draw:path>
        </draw:g>
        <draw:g>
          <svg:title>TexMaths</svg:title>
          <svg:desc>14§display§$5$§svg§600§TRUE§</svg:desc>
          <draw:polygon draw:style-name="gr21" draw:text-style-name="P6" draw:layer="layout" svg:width="0.245cm" svg:height="0.316cm" svg:x="13.262cm" svg:y="13.062cm" svg:viewBox="0 0 246 317" draw:points="123,317 0,317 0,0 246,0 246,317">
            <text:p/>
          </draw:polygon>
          <draw:path draw:style-name="gr19" draw:text-style-name="P5" draw:layer="layout" svg:width="0.196cm" svg:height="0.338cm" svg:x="13.287cm" svg:y="13.05cm" svg:viewBox="0 0 197 339" svg:d="M197 229c0-58-40-108-94-108-24 0-45 8-63 26v-97c10 4 27 7 43 7 60 0 95-45 95-51 0-4-1-6-5-6-1 0-2 0-4 1-10 5-34 15-67 15-20 0-43-4-66-14-4-2-5-2-6-2-4 0-4 4-4 12v146c0 9 0 13 6 13 4 0 5-1 6-4 6-8 25-35 64-35 25 0 38 22 42 31 8 19 9 38 9 63 0 17 0 47-12 67-11 19-30 33-53 33-35 0-63-26-72-55 1 0 3 0 9 0 15 0 24-13 24-24 0-12-9-24-24-24-8 0-25 3-25 26 0 42 34 90 89 90 57 0 108-47 108-110z">
            <text:p/>
          </draw:path>
        </draw:g>
        <draw:g>
          <svg:title>TexMaths</svg:title>
          <svg:desc>14§display§$6$§svg§600§TRUE§</svg:desc>
          <draw:polygon draw:style-name="gr21" draw:text-style-name="P6" draw:layer="layout" svg:width="0.245cm" svg:height="0.316cm" svg:x="13.963cm" svg:y="13.063cm" svg:viewBox="0 0 246 317" draw:points="123,317 0,317 0,0 246,0 246,317">
            <text:p/>
          </draw:polygon>
          <draw:path draw:style-name="gr19" draw:text-style-name="P5" draw:layer="layout" svg:width="0.204cm" svg:height="0.338cm" svg:x="13.983cm" svg:y="13.051cm" svg:viewBox="0 0 205 339" svg:d="M45 167v-13c0-124 61-142 86-142 12 0 32 4 43 20-7 0-26 0-26 22 0 15 11 23 22 23 8 0 22-4 22-23 0-31-21-54-62-54-63 0-130 64-130 172 0 132 57 167 103 167 55 0 102-46 102-111 0-62-44-111-99-111-33 0-51 26-61 50zM103 326c-31 0-46-31-48-37-9-24-9-63-9-72 0-38 15-88 60-88 8 0 30 0 46 31 9 18 9 44 9 67 0 24 0 48-9 66-14 30-38 33-49 33z">
            <text:p/>
          </draw:path>
        </draw:g>
        <draw:custom-shape draw:style-name="gr35" draw:text-style-name="P11" draw:layer="layout" svg:width="0.1cm" svg:height="0.1cm" svg:x="16.2cm" svg:y="13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1" draw:layer="layout" svg:width="0.1cm" svg:height="0.1cm" svg:x="16.501cm" svg:y="13.1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1" draw:layer="layout" svg:width="0.1cm" svg:height="0.1cm" svg:x="16.802cm" svg:y="13.1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draw:layer="layout" svg:width="0.666cm" svg:height="0.601cm" svg:x="14.409cm" svg:y="12.899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8" draw:layer="layout" svg:width="0.667cm" svg:height="0.601cm" svg:x="15.075cm" svg:y="12.89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display§$7$§svg§600§TRUE§</svg:desc>
          <draw:polygon draw:style-name="gr21" draw:text-style-name="P6" draw:layer="layout" svg:width="0.245cm" svg:height="0.315cm" svg:x="14.605cm" svg:y="13.067cm" svg:viewBox="0 0 246 316" draw:points="123,316 0,316 0,0 246,0 246,316">
            <text:p/>
          </draw:polygon>
          <draw:path draw:style-name="gr19" draw:text-style-name="P5" draw:layer="layout" svg:width="0.21cm" svg:height="0.343cm" svg:x="14.633cm" svg:y="13.05cm" svg:viewBox="0 0 211 344" svg:d="M207 34c4-7 4-8 4-18h-119c-61 0-62-7-63-16h-12l-17 102h12c1-8 6-39 13-45 3-3 42-3 48-3h103c-6 7-45 61-56 78-44 66-61 134-61 184 0 6 0 28 23 28s23-22 23-28v-24c0-27 1-55 5-81 2-11 9-54 31-85z">
            <text:p/>
          </draw:path>
        </draw:g>
        <draw:g>
          <svg:title>TexMaths</svg:title>
          <svg:desc>14§display§$8$§svg§600§TRUE§</svg:desc>
          <draw:polygon draw:style-name="gr21" draw:text-style-name="P6" draw:layer="layout" svg:width="0.245cm" svg:height="0.316cm" svg:x="15.306cm" svg:y="13.064cm" svg:viewBox="0 0 246 317" draw:points="123,317 0,317 0,0 246,0 246,317">
            <text:p/>
          </draw:polygon>
          <draw:path draw:style-name="gr19" draw:text-style-name="P5" draw:layer="layout" svg:width="0.204cm" svg:height="0.338cm" svg:x="15.326cm" svg:y="13.052cm" svg:viewBox="0 0 205 339" svg:d="M59 103c-22-15-24-31-24-40 0-29 32-51 67-51 37 0 68 26 68 62 0 28-19 51-49 68zM132 150c36-18 59-44 59-76 0-46-43-74-88-74-49 0-90 37-90 83 0 9 2 30 22 53 5 6 24 18 37 27-30 15-72 42-72 91 0 53 50 85 102 85 56 0 103-40 103-93 0-18-6-40-24-61-10-10-18-15-49-35zM83 171l60 38c14 9 37 24 37 54 0 37-37 63-77 63-43 0-78-31-78-72 0-29 15-60 58-83z">
            <text:p/>
          </draw:path>
        </draw:g>
        <draw:custom-shape draw:style-name="gr30" draw:text-style-name="P9" draw:layer="layout" svg:width="0.667cm" svg:height="0.601cm" svg:x="18.733cm" svg:y="20.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9" draw:layer="layout" svg:width="0.666cm" svg:height="0.601cm" svg:x="11.334cm" svg:y="20.19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display§$1$§svg§600§TRUE§</svg:desc>
          <draw:polygon draw:style-name="gr21" draw:text-style-name="P6" draw:layer="layout" svg:width="0.245cm" svg:height="0.316cm" svg:x="18.958cm" svg:y="20.358cm" svg:viewBox="0 0 246 317" draw:points="123,317 0,317 0,0 246,0 246,317">
            <text:p/>
          </draw:polygon>
          <draw:path draw:style-name="gr19" draw:text-style-name="P5" draw:layer="layout" svg:width="0.162cm" svg:height="0.328cm" svg:x="19.002cm" svg:y="20.346cm" svg:viewBox="0 0 163 329" svg:d="M102 12c0-11 0-12-11-12-32 31-75 31-91 31v16c10 0 39 0 65-13v256c0 18-1 23-46 23h-16v16c17-2 61-2 80-2 20 0 62 0 80 2v-16h-15c-45 0-46-5-46-23z">
            <text:p/>
          </draw:path>
        </draw:g>
        <draw:g>
          <svg:title>TexMaths</svg:title>
          <svg:desc>14§display§$2$§svg§600§TRUE§</svg:desc>
          <draw:polygon draw:style-name="gr21" draw:text-style-name="P6" draw:layer="layout" svg:width="0.245cm" svg:height="0.316cm" svg:x="11.538cm" svg:y="20.359cm" svg:viewBox="0 0 246 317" draw:points="123,317 0,317 0,0 246,0 246,317">
            <text:p/>
          </draw:polygon>
          <draw:path draw:style-name="gr19" draw:text-style-name="P5" draw:layer="layout" svg:width="0.196cm" svg:height="0.328cm" svg:x="11.563cm" svg:y="20.347cm" svg:viewBox="0 0 197 329" svg:d="M38 291l53-52c77-68 106-94 106-143 0-57-44-96-104-96-56 0-93 46-93 90 0 26 25 26 26 26 9 0 25-5 25-25 0-13-9-26-25-26-5 0-5 0-7 1 11-32 38-50 67-50 45 0 66 39 66 80 0 39-25 79-51 109l-95 105c-6 6-6 7-6 19h183l14-86h-12c-3 14-6 37-11 43-4 5-36 5-47 5z">
            <text:p/>
          </draw:path>
        </draw:g>
        <draw:custom-shape draw:style-name="gr30" draw:text-style-name="P9" draw:layer="layout" svg:width="0.667cm" svg:height="0.601cm" svg:x="15.3cm" svg:y="16.09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0.667cm" svg:height="0.601cm" svg:x="10.733cm" svg:y="16.19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display§$3$§svg§600§TRUE§</svg:desc>
          <draw:polygon draw:style-name="gr21" draw:text-style-name="P6" draw:layer="layout" svg:width="0.245cm" svg:height="0.316cm" svg:x="15.511cm" svg:y="16.26cm" svg:viewBox="0 0 246 317" draw:points="123,317 0,317 0,0 246,0 246,317">
            <text:p/>
          </draw:polygon>
          <draw:path draw:style-name="gr19" draw:text-style-name="P5" draw:layer="layout" svg:width="0.204cm" svg:height="0.338cm" svg:x="15.531cm" svg:y="16.248cm" svg:viewBox="0 0 205 339" svg:d="M123 154c40-12 68-47 68-86 0-40-42-68-90-68-51 0-88 29-88 67 0 16 12 26 25 26 16 0 26-11 26-26 0-24-24-24-30-24 14-24 47-31 64-31 21 0 48 11 48 55 0 7-1 35-14 57-15 24-31 25-44 26-3 0-15 1-19 1s-7 1-7 6 3 5 12 5h21c40 0 59 34 59 82 0 67-34 82-56 82-21 0-58-9-76-38 18 3 33-8 33-27 0-18-13-28-27-28-12 0-28 8-28 29 0 45 46 77 100 77 60 0 105-45 105-95 0-40-32-78-82-90z">
            <text:p/>
          </draw:path>
        </draw:g>
        <draw:g>
          <svg:title>TexMaths</svg:title>
          <svg:desc>14§display§$4$§svg§600§TRUE§</svg:desc>
          <draw:polygon draw:style-name="gr21" draw:text-style-name="P6" draw:layer="layout" svg:width="0.245cm" svg:height="0.315cm" svg:x="10.95cm" svg:y="16.366cm" svg:viewBox="0 0 246 316" draw:points="123,316 0,316 0,0 246,0 246,316">
            <text:p/>
          </draw:polygon>
          <draw:path draw:style-name="gr19" draw:text-style-name="P5" draw:layer="layout" svg:width="0.218cm" svg:height="0.332cm" svg:x="10.963cm" svg:y="16.349cm" svg:viewBox="0 0 219 333" svg:d="M131 253v42c0 18 0 23-37 23h-10v15c20-1 46-1 66-1 21 0 47 0 67 1v-15h-10c-37 0-38-5-38-23v-42h50v-16h-50v-225c0-9 0-12-8-12-4 0-6 0-9 6l-152 231v16zM134 237h-121l121-183z">
            <text:p/>
          </draw:path>
        </draw:g>
        <draw:path draw:style-name="gr37" draw:text-style-name="P12" draw:layer="layout" svg:width="4.899cm" svg:height="2.329cm" draw:transform="skewX (0.603883921190038) rotate (-0.233874119767241) translate (12.3172569418909cm 13.5469811288147cm)" svg:viewBox="0 0 4900 2330" svg:d="M0 0c0 521 2450 3127 4900 2087">
          <text:p/>
        </draw:path>
        <draw:path draw:style-name="gr37" draw:text-style-name="P12" draw:layer="layout" svg:width="2.614cm" svg:height="1.715cm" draw:transform="skewX (0.152018177848706) rotate (0.690277719163757) translate (10.6028573735771cm 15.1648661707816cm)" svg:viewBox="0 0 2615 1716" svg:d="M2615 0c0 383-1308 2302-2615 1537">
          <text:p/>
        </draw:path>
        <draw:custom-shape draw:style-name="gr34" draw:text-style-name="P8" draw:layer="layout" svg:width="0.667cm" svg:height="0.601cm" svg:x="4.557cm" svg:y="16.15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display§$6$§svg§600§TRUE§</svg:desc>
          <draw:polygon draw:style-name="gr21" draw:text-style-name="P6" draw:layer="layout" svg:width="0.245cm" svg:height="0.316cm" svg:x="4.775cm" svg:y="16.314cm" svg:viewBox="0 0 246 317" draw:points="123,317 0,317 0,0 246,0 246,317">
            <text:p/>
          </draw:polygon>
          <draw:path draw:style-name="gr19" draw:text-style-name="P5" draw:layer="layout" svg:width="0.204cm" svg:height="0.338cm" svg:x="4.795cm" svg:y="16.302cm" svg:viewBox="0 0 205 339" svg:d="M45 167v-13c0-124 61-142 86-142 12 0 32 4 43 20-7 0-26 0-26 22 0 15 11 23 22 23 8 0 22-4 22-23 0-31-21-54-62-54-63 0-130 64-130 172 0 132 57 167 103 167 55 0 102-46 102-111 0-62-44-111-99-111-33 0-51 26-61 50zM103 326c-31 0-46-31-48-37-9-24-9-63-9-72 0-38 16-88 60-88 8 0 30 0 46 31 9 18 9 44 9 67 0 24 0 48-9 66-14 30-38 33-49 33z">
            <text:p/>
          </draw:path>
        </draw:g>
        <draw:custom-shape draw:style-name="gr38" draw:text-style-name="P3" draw:layer="layout" svg:width="0.667cm" svg:height="0.601cm" svg:x="8.033cm" svg:y="17.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display§$5$§svg§600§TRUE§</svg:desc>
          <draw:polygon draw:style-name="gr21" draw:text-style-name="P6" draw:layer="layout" svg:width="0.245cm" svg:height="0.316cm" svg:x="8.244cm" svg:y="17.562cm" svg:viewBox="0 0 246 317" draw:points="123,317 0,317 0,0 246,0 246,317">
            <text:p/>
          </draw:polygon>
          <draw:path draw:style-name="gr19" draw:text-style-name="P5" draw:layer="layout" svg:width="0.196cm" svg:height="0.338cm" svg:x="8.269cm" svg:y="17.55cm" svg:viewBox="0 0 197 339" svg:d="M197 229c0-58-40-108-94-108-24 0-45 8-63 26v-97c10 4 27 7 43 7 60 0 95-45 95-51 0-4-1-6-5-6-1 0-2 0-4 1-10 5-34 15-67 15-20 0-43-4-66-14-4-2-5-2-6-2-4 0-4 4-4 12v146c0 9 0 13 6 13 4 0 5-1 6-4 6-8 25-35 64-35 25 0 38 22 42 31 8 19 9 38 9 63 0 17 0 47-12 67-11 19-30 33-53 33-35 0-63-26-72-55 1 0 3 0 9 0 15 0 24-13 24-24 0-12-9-24-24-24-8 0-25 3-25 26 0 42 34 90 89 90 57 0 108-47 108-110z">
            <text:p/>
          </draw:path>
        </draw:g>
        <draw:custom-shape draw:style-name="gr33" draw:text-style-name="P3" draw:layer="layout" svg:width="0.666cm" svg:height="0.601cm" svg:x="9.134cm" svg:y="20.199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8" draw:layer="layout" svg:width="0.667cm" svg:height="0.601cm" svg:x="1.733cm" svg:y="20.19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display§$7$§svg§600§TRUE§</svg:desc>
          <draw:polygon draw:style-name="gr21" draw:text-style-name="P6" draw:layer="layout" svg:width="0.245cm" svg:height="0.315cm" svg:x="9.33cm" svg:y="20.367cm" svg:viewBox="0 0 246 316" draw:points="123,316 0,316 0,0 246,0 246,316">
            <text:p/>
          </draw:polygon>
          <draw:path draw:style-name="gr19" draw:text-style-name="P5" draw:layer="layout" svg:width="0.21cm" svg:height="0.343cm" svg:x="9.358cm" svg:y="20.35cm" svg:viewBox="0 0 211 344" svg:d="M207 34c4-7 4-8 4-18h-119c-61 0-62-7-63-16h-12l-17 102h12c1-8 6-39 13-45 3-3 42-3 48-3h103c-6 7-45 61-56 78-44 66-61 134-61 184 0 6 0 28 23 28s23-22 23-28v-24c0-27 1-55 5-81 2-11 9-54 31-85z">
            <text:p/>
          </draw:path>
        </draw:g>
        <draw:g>
          <svg:title>TexMaths</svg:title>
          <svg:desc>14§display§$8$§svg§600§TRUE§</svg:desc>
          <draw:polygon draw:style-name="gr21" draw:text-style-name="P6" draw:layer="layout" svg:width="0.245cm" svg:height="0.316cm" svg:x="1.964cm" svg:y="20.364cm" svg:viewBox="0 0 246 317" draw:points="123,317 0,317 0,0 246,0 246,317">
            <text:p/>
          </draw:polygon>
          <draw:path draw:style-name="gr19" draw:text-style-name="P5" draw:layer="layout" svg:width="0.204cm" svg:height="0.338cm" svg:x="1.984cm" svg:y="20.352cm" svg:viewBox="0 0 205 339" svg:d="M59 103c-22-15-24-31-24-40 0-29 32-51 67-51 37 0 68 26 68 62 0 28-19 51-49 68zM132 150c36-18 59-44 59-76 0-46-43-74-88-74-49 0-90 37-90 83 0 9 2 30 22 53 5 6 24 18 37 27-30 15-72 42-72 91 0 53 50 85 102 85 56 0 103-40 103-93 0-18-6-40-24-61-10-10-18-15-49-35zM83 171l60 38c14 9 37 24 37 54 0 37-37 63-77 63-43 0-78-31-78-72 0-29 15-60 58-83z">
            <text:p/>
          </draw:path>
        </draw:g>
        <draw:path draw:style-name="gr39" draw:text-style-name="P12" draw:layer="layout" svg:width="7.873cm" svg:height="2.91cm" draw:transform="skewX (-0.728325896857234) rotate (0.293215314335047) translate (5.71954935407202cm 15.7756759773412cm)" svg:viewBox="0 0 7874 2911" svg:d="M7874 0c0 651-3938 3907-7874 2608">
          <text:p/>
        </draw:path>
        <draw:g>
          <svg:title>TexMaths</svg:title>
          <svg:desc>14§display§reduce
§svg§600§TRUE§</svg:desc>
          <draw:polygon draw:style-name="gr21" draw:text-style-name="P6" draw:layer="layout" svg:width="1.44cm" svg:height="0.341cm" svg:x="5.112cm" svg:y="18.502cm" svg:viewBox="0 0 1441 342" draw:points="721,342 0,342 0,0 1441,0 1441,342">
            <text:p/>
          </draw:polygon>
          <draw:path draw:style-name="gr19" draw:text-style-name="P5" draw:layer="layout" svg:width="0.201cm" svg:height="0.223cm" svg:x="5.127cm" svg:y="18.626cm" svg:viewBox="0 0 202 224" svg:d="M29 190c-1 8-4 19-4 21 0 9 6 13 14 13 6 0 15-4 18-13 1-2 18-70 20-79 4-16 13-51 16-65 2-5 16-29 28-40 3-3 18-16 39-16 14 0 20 6 22 6-16 2-26 14-26 27 0 8 5 18 19 18 12 0 27-12 27-29 0-18-16-33-42-33-32 0-54 25-63 38-4-22-22-38-45-38s-32 19-36 28c-9 17-16 47-16 48 0 5 4 5 6 5 5 0 5 0 9-11 7-35 17-59 35-59 9 0 16 4 16 23 0 10-2 15-8 41z">
            <text:p/>
          </draw:path>
          <draw:path draw:style-name="gr19" draw:text-style-name="P5" draw:layer="layout" svg:width="0.189cm" svg:height="0.223cm" svg:x="5.37cm" svg:y="18.626cm" svg:viewBox="0 0 190 224" svg:d="M69 104c15 0 52-1 77-11 34-14 37-44 37-50 0-23-19-43-53-43-55 0-130 48-130 135 0 50 29 89 77 89 72 0 113-52 113-58 0-3-3-7-6-7-2 0-4 1-6 6-39 48-93 48-100 48-38 0-42-41-42-57 0-6 0-21 8-52zM47 93c19-75 70-82 83-82 24 0 36 15 36 32 0 50-79 50-99 50z">
            <text:p/>
          </draw:path>
          <draw:path draw:style-name="gr19" draw:text-style-name="P5" draw:layer="layout" svg:width="0.234cm" svg:height="0.348cm" svg:x="5.595cm" svg:y="18.501cm" svg:viewBox="0 0 235 349" svg:d="M235 6c0-2 0-6-6-6-7 0-54 4-63 6-4 0-7 2-7 9 0 6 5 6 12 6 24 0 25 4 25 8l-2 10-29 117c-9-18-24-31-46-31-57 0-119 73-119 144 0 47 27 80 66 80 10 0 35-2 64-37 4 20 21 37 45 37 18 0 29-11 37-28s14-47 14-48c0-6-4-6-5-6-6 0-6 2-7 9-9 33-18 62-38 62-14 0-15-13-15-23 0-12 1-15 4-23zM132 284c-2 9-2 10-10 19-21 27-41 35-55 35-24 0-32-27-32-46 0-25 15-87 28-109 14-29 37-47 57-47 32 0 39 40 39 44 0 2-1 5-2 7z">
            <text:p/>
          </draw:path>
          <draw:path draw:style-name="gr19" draw:text-style-name="P5" draw:layer="layout" svg:width="0.253cm" svg:height="0.223cm" svg:x="5.845cm" svg:y="18.626cm" svg:viewBox="0 0 254 224" svg:d="M159 191c6 21 23 33 44 33 17 0 29-11 37-26 8-18 14-49 14-50 0-4-4-4-5-4-6 0-6 1-8 9-7 27-16 60-37 60-10 0-15-5-15-22 0-11 6-34 9-52l15-54c1-6 6-26 8-33 2-12 8-31 8-33 0-9-7-13-15-13-2 0-16 0-19 16-10 37-31 124-37 150-1 2-20 41-57 41-25 0-30-22-30-40 0-28 13-68 26-101 6-15 8-22 8-32 0-22-15-40-40-40-47 0-65 72-65 76 0 5 4 5 6 5 5 0 5 0 7-9 13-43 32-61 51-61 4 0 12 0 12 16 0 12-5 27-9 34-18 49-28 79-28 104 0 47 34 59 61 59 32 0 50-22 59-33z">
            <text:p/>
          </draw:path>
          <draw:path draw:style-name="gr19" draw:text-style-name="P5" draw:layer="layout" svg:width="0.192cm" svg:height="0.223cm" svg:x="6.132cm" svg:y="18.626cm" svg:viewBox="0 0 193 224" svg:d="M176 30c-8 0-15 0-22 8-8 7-9 16-9 19 0 11 9 17 19 17 14 0 28-11 28-31 0-25-24-43-60-43-66 0-132 71-132 140 0 45 29 84 81 84 70 0 112-52 112-58 0-3-4-7-6-7-3 0-4 1-7 6-39 48-93 48-99 48-31 0-44-23-44-54 0-20 10-68 27-98 14-28 42-50 69-50 17 0 36 6 43 19z">
            <text:p/>
          </draw:path>
          <draw:path draw:style-name="gr19" draw:text-style-name="P5" draw:layer="layout" svg:width="0.189cm" svg:height="0.223cm" svg:x="6.346cm" svg:y="18.626cm" svg:viewBox="0 0 190 224" svg:d="M69 104c15 0 52-1 77-11 34-14 37-44 37-50 0-23-19-43-53-43-55 0-130 48-130 135 0 50 29 89 77 89 72 0 113-52 113-58 0-3-3-7-6-7-2 0-4 1-6 6-39 48-93 48-100 48-38 0-42-41-42-57 0-6 0-21 8-52zM47 93c19-75 70-82 83-82 24 0 37 15 37 32 0 50-80 50-100 50z">
            <text:p/>
          </draw:path>
        </draw:g>
        <draw:g>
          <svg:title>TexMaths</svg:title>
          <svg:desc>14§display§broadcast

§svg§600§TRUE§</svg:desc>
          <draw:polygon draw:style-name="gr21" draw:text-style-name="P6" draw:layer="layout" svg:width="2.075cm" svg:height="0.341cm" svg:x="14.359cm" svg:y="17.953cm" svg:viewBox="0 0 2076 342" draw:points="1038,342 0,342 0,0 2076,0 2076,342">
            <text:p/>
          </draw:polygon>
          <draw:path draw:style-name="gr19" draw:text-style-name="P5" draw:layer="layout" svg:width="0.182cm" svg:height="0.348cm" svg:x="14.383cm" svg:y="17.952cm" svg:viewBox="0 0 183 349" svg:d="M95 6c0-2 0-6-7-6-11 0-47 4-60 4-3 2-9 2-9 11 0 6 5 6 11 6 25 0 26 4 26 8s-4 20-8 30l-40 162c-6 25-8 33-8 51 0 46 26 77 63 77 58 0 120-74 120-145 0-46-27-79-67-79-22 0-43 14-58 30zM48 192c4-10 4-11 8-17 25-32 46-39 59-39 18 0 32 14 32 46 0 29-17 86-26 105-16 33-39 51-58 51-17 0-33-14-33-50 0-10 0-19 8-50z">
            <text:p/>
          </draw:path>
          <draw:path draw:style-name="gr19" draw:text-style-name="P5" draw:layer="layout" svg:width="0.201cm" svg:height="0.223cm" svg:x="14.584cm" svg:y="18.077cm" svg:viewBox="0 0 202 224" svg:d="M29 190c-1 8-4 19-4 21 0 9 6 13 14 13 6 0 15-4 18-13 1-2 18-70 20-79 4-16 13-51 16-65 2-5 16-29 28-40 3-3 18-16 39-16 14 0 20 6 21 6-15 2-25 14-25 27 0 8 5 18 19 18 12 0 27-12 27-29 0-18-16-33-42-33-32 0-54 25-63 38-4-22-22-38-45-38s-32 19-36 28c-9 17-16 47-16 48 0 5 4 5 6 5 5 0 5 0 9-11 7-35 17-59 35-59 9 0 16 4 16 23 0 10-2 15-8 41z">
            <text:p/>
          </draw:path>
          <draw:path draw:style-name="gr19" draw:text-style-name="P5" draw:layer="layout" svg:width="0.211cm" svg:height="0.223cm" svg:x="14.825cm" svg:y="18.077cm" svg:viewBox="0 0 212 224" svg:d="M212 84c0-51-35-84-80-84-66 0-132 71-132 140 0 50 34 84 80 84 64 0 132-68 132-140zM80 213c-22 0-43-14-43-54 0-23 12-77 28-103 25-38 54-45 67-45 29 0 44 24 44 53 0 20-10 72-29 104-17 28-45 45-67 45z">
            <text:p/>
          </draw:path>
          <draw:path draw:style-name="gr19" draw:text-style-name="P5" draw:layer="layout" svg:width="0.225cm" svg:height="0.223cm" svg:x="15.061cm" svg:y="18.077cm" svg:viewBox="0 0 226 224" svg:d="M165 31c-9-18-24-31-46-31-57 0-119 73-119 145 0 47 27 79 66 79 10 0 35-2 64-37 4 21 21 37 45 37 18 0 29-11 37-26 7-18 14-49 14-50 0-4-4-4-5-4-6 0-6 1-7 9-9 31-18 60-38 60-14 0-15-12-15-22 0-11 1-15 7-37 6-20 6-26 10-44l18-70c3-14 3-14 3-16 0-9-5-14-13-14-12 0-20 11-21 21zM132 160c-2 9-2 9-10 18-21 27-41 35-55 35-24 0-32-27-32-46 0-24 15-86 28-109 14-29 37-47 57-47 32 0 39 41 39 44 0 2-1 6-2 8z">
            <text:p/>
          </draw:path>
          <draw:path draw:style-name="gr19" draw:text-style-name="P5" draw:layer="layout" svg:width="0.234cm" svg:height="0.348cm" svg:x="15.321cm" svg:y="17.952cm" svg:viewBox="0 0 235 349" svg:d="M235 6c0-2 0-6-7-6-6 0-53 4-62 6-4 0-7 2-7 9 0 6 4 6 12 6 24 0 25 4 25 8l-2 10-29 117c-9-18-24-31-46-31-57 0-119 73-119 144 0 47 27 80 66 80 10 0 35-2 64-37 4 20 21 37 45 37 18 0 29-11 37-28 7-17 14-47 14-48 0-6-4-6-5-6-6 0-6 2-7 9-9 33-18 62-38 62-14 0-15-13-15-23 0-12 1-15 4-23zM132 284c-2 9-2 10-10 19-21 27-41 35-55 35-24 0-32-27-32-46 0-25 15-87 28-109 14-29 37-47 57-47 32 0 39 40 39 44 0 2-1 5-2 7z">
            <text:p/>
          </draw:path>
          <draw:path draw:style-name="gr19" draw:text-style-name="P5" draw:layer="layout" svg:width="0.192cm" svg:height="0.223cm" svg:x="15.576cm" svg:y="18.077cm" svg:viewBox="0 0 193 224" svg:d="M176 30c-8 0-15 0-23 8-7 7-9 16-9 19 0 11 9 17 19 17 15 0 28-11 28-31 0-25-23-43-59-43-66 0-132 71-132 140 0 45 29 84 81 84 70 0 112-52 112-58 0-3-4-7-6-7-3 0-4 1-7 6-39 48-93 48-99 48-31 0-44-23-44-54 0-20 10-68 27-98 14-28 42-50 69-50 17 0 36 6 43 19z">
            <text:p/>
          </draw:path>
          <draw:path draw:style-name="gr19" draw:text-style-name="P5" draw:layer="layout" svg:width="0.225cm" svg:height="0.223cm" svg:x="15.788cm" svg:y="18.077cm" svg:viewBox="0 0 226 224" svg:d="M165 31c-9-18-24-31-46-31-57 0-119 73-119 145 0 47 27 79 66 79 10 0 35-2 64-37 4 21 21 37 45 37 18 0 29-11 37-26 7-18 14-49 14-50 0-4-4-4-5-4-5 0-6 1-7 9-9 31-18 60-38 60-14 0-15-12-15-22 0-11 1-15 7-37 6-20 6-26 10-44l18-70c3-14 3-14 3-16 0-9-5-14-13-14-12 0-20 11-21 21zM132 160c-2 9-2 9-9 18-22 27-42 35-56 35-24 0-32-27-32-46 0-24 15-86 28-109 14-29 37-47 57-47 32 0 39 41 39 44 0 2-1 6-2 8z">
            <text:p/>
          </draw:path>
          <draw:path draw:style-name="gr19" draw:text-style-name="P5" draw:layer="layout" svg:width="0.182cm" svg:height="0.223cm" svg:x="16.052cm" svg:y="18.077cm" svg:viewBox="0 0 183 224" svg:d="M168 34c-13 0-24 11-24 22 0 7 5 15 15 15 11 0 24-9 24-28 0-23-22-43-60-43-65 0-84 50-84 72 0 39 37 47 52 49 25 6 51 10 51 38 0 13-11 54-70 54-8 0-46 0-57-26 19 3 31-12 31-27 0-11-8-16-18-16-13 0-28 10-28 32 0 28 28 48 71 48 80 0 99-59 99-81 0-18-9-31-15-38-14-13-27-15-50-20-18-4-37-8-37-30 0-13 12-44 55-44 12 0 37 4 45 23z">
            <text:p/>
          </draw:path>
          <draw:path draw:style-name="gr19" draw:text-style-name="P5" draw:layer="layout" svg:width="0.151cm" svg:height="0.314cm" svg:x="16.268cm" svg:y="17.986cm" svg:viewBox="0 0 152 315" svg:d="M91 112h47c9 0 14 0 14-10 0-5-5-5-14-5h-43c17-71 20-80 20-84 0-9-6-13-14-13-2 0-16 0-20 18l-19 79h-47c-11 0-15 0-15 8 0 7 4 7 13 7h44c-36 140-37 148-37 157 0 27 19 46 45 46 51 0 79-73 79-76 0-4-4-4-6-4-4 0-5 1-7 6-21 52-48 63-65 63-10 0-14-7-14-22 0-13 0-16 2-24z">
            <text:p/>
          </draw:path>
        </draw:g>
        <draw:path draw:style-name="gr39" draw:text-style-name="P12" draw:layer="layout" svg:width="14.39cm" svg:height="2.063cm" draw:transform="skewX (-1.24581602007355) rotate (0.108210413623648) translate (-0.456738733836355cm 15.0821827562303cm)" svg:viewBox="0 0 14391 2064" svg:d="M14391 0c0 461-7196 2771-14391 1850">
          <text:p/>
        </draw:path>
        <draw:custom-shape draw:style-name="gr40" draw:text-style-name="P3" draw:layer="layout" svg:width="0.5cm" svg:height="2.593cm" draw:transform="rotate (1.5707963267949) translate (10.405cm 12.82cm)">
          <text:p/>
          <draw:enhanced-geometry svg:viewBox="0 0 21600 21600" draw:glue-points="0 0 0 21600 21600 10800" draw:text-areas="0 ?f9 7800 ?f10" draw:type="right-brace" draw:modifiers="1490.5165767155 10841.63454124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g>
          <svg:title>TexMaths</svg:title>
          <svg:desc>14§display§reduced~chunks
§svg§600§TRUE§</svg:desc>
          <draw:polygon draw:style-name="gr21" draw:text-style-name="P6" draw:layer="layout" svg:width="3.429cm" svg:height="0.341cm" svg:x="9.676cm" svg:y="11.845cm" svg:viewBox="0 0 3430 342" draw:points="1715,342 0,342 0,0 3430,0 3430,342">
            <text:p/>
          </draw:polygon>
          <draw:path draw:style-name="gr19" draw:text-style-name="P5" draw:layer="layout" svg:width="0.201cm" svg:height="0.223cm" svg:x="9.691cm" svg:y="11.969cm" svg:viewBox="0 0 202 224" svg:d="M29 190c-1 8-4 19-4 21 0 9 6 13 14 13 6 0 15-4 18-13 1-2 18-70 20-79 4-16 13-51 16-65 2-5 16-29 28-40 3-3 18-16 39-16 14 0 20 6 21 6-15 2-25 14-25 27 0 8 5 18 19 18 12 0 27-12 27-29 0-18-16-33-42-33-32 0-54 25-63 38-4-22-22-38-45-38s-32 19-36 28c-9 17-16 47-16 48 0 5 4 5 6 5 5 0 5 0 9-11 7-35 17-59 35-59 9 0 16 4 16 23 0 10-2 15-8 41z">
            <text:p/>
          </draw:path>
          <draw:path draw:style-name="gr19" draw:text-style-name="P5" draw:layer="layout" svg:width="0.189cm" svg:height="0.223cm" svg:x="9.934cm" svg:y="11.969cm" svg:viewBox="0 0 190 224" svg:d="M69 104c15 0 52-1 77-11 34-14 37-44 37-50 0-23-19-43-53-43-55 0-130 48-130 135 0 50 29 89 77 89 72 0 113-52 113-58 0-3-3-7-6-7s-4 1-6 6c-39 48-93 48-100 48-38 0-42-41-42-57 0-6 0-21 8-52zM47 93c19-75 69-82 83-82 23 0 36 15 36 32 0 50-79 50-99 50z">
            <text:p/>
          </draw:path>
          <draw:path draw:style-name="gr19" draw:text-style-name="P5" draw:layer="layout" svg:width="0.234cm" svg:height="0.348cm" svg:x="10.159cm" svg:y="11.844cm" svg:viewBox="0 0 235 349" svg:d="M235 6c0-2 0-6-6-6-7 0-54 4-63 6-4 0-7 2-7 9 0 6 5 6 12 6 24 0 25 4 25 8l-2 10-29 117c-9-18-24-31-46-31-57 0-119 73-119 144 0 47 27 80 66 80 10 0 35-2 64-37 4 20 21 37 45 37 18 0 29-11 37-28s14-47 14-48c0-6-4-6-5-6-6 0-6 2-7 9-9 33-18 62-38 62-14 0-15-13-15-23 0-12 1-15 4-23zM132 284c-2 9-2 10-10 19-21 27-41 35-55 35-24 0-32-27-32-46 0-25 15-87 28-109 14-29 37-47 57-47 32 0 39 40 39 44 0 2-1 5-2 7z">
            <text:p/>
          </draw:path>
          <draw:path draw:style-name="gr19" draw:text-style-name="P5" draw:layer="layout" svg:width="0.253cm" svg:height="0.223cm" svg:x="10.409cm" svg:y="11.969cm" svg:viewBox="0 0 254 224" svg:d="M159 191c6 21 22 33 44 33 17 0 29-11 37-26 8-18 14-49 14-50 0-4-4-4-5-4-6 0-6 1-8 9-7 27-16 60-37 60-10 0-15-5-15-22 0-11 6-34 9-52l15-54c1-6 5-26 8-33 2-12 8-31 8-33 0-9-7-13-15-13-2 0-16 0-19 16-10 37-31 124-37 150-1 2-20 41-57 41-25 0-30-22-30-40 0-28 13-68 26-101 6-15 8-22 8-32 0-22-15-40-40-40-47 0-65 72-65 76 0 5 4 5 6 5 5 0 5 0 7-9 13-43 32-61 51-61 4 0 12 0 12 16 0 12-5 27-9 34-18 49-28 79-28 104 0 47 34 59 61 59 32 0 50-22 59-33z">
            <text:p/>
          </draw:path>
          <draw:path draw:style-name="gr19" draw:text-style-name="P5" draw:layer="layout" svg:width="0.192cm" svg:height="0.223cm" svg:x="10.695cm" svg:y="11.969cm" svg:viewBox="0 0 193 224" svg:d="M176 30c-8 0-15 0-23 8-7 7-8 16-8 19 0 11 8 17 19 17 14 0 28-11 28-31 0-25-24-43-60-43-66 0-132 71-132 140 0 45 29 84 81 84 70 0 112-52 112-58 0-3-4-7-6-7-3 0-4 1-7 6-39 48-93 48-99 48-31 0-44-23-44-54 0-20 10-68 27-98 14-28 42-50 69-50 17 0 36 6 43 19z">
            <text:p/>
          </draw:path>
          <draw:path draw:style-name="gr19" draw:text-style-name="P5" draw:layer="layout" svg:width="0.189cm" svg:height="0.223cm" svg:x="10.909cm" svg:y="11.969cm" svg:viewBox="0 0 190 224" svg:d="M69 104c15 0 52-1 77-11 34-14 37-44 37-50 0-23-19-43-53-43-55 0-130 48-130 135 0 50 29 89 77 89 72 0 113-52 113-58 0-3-3-7-6-7s-4 1-6 6c-39 48-93 48-100 48-38 0-42-41-42-57 0-6 0-21 8-52zM47 93c19-75 69-82 83-82 23 0 37 15 37 32 0 50-80 50-100 50z">
            <text:p/>
          </draw:path>
          <draw:path draw:style-name="gr19" draw:text-style-name="P5" draw:layer="layout" svg:width="0.234cm" svg:height="0.348cm" svg:x="11.136cm" svg:y="11.844cm" svg:viewBox="0 0 235 349" svg:d="M235 6c0-2 0-6-6-6-7 0-54 4-63 6-4 0-7 2-7 9 0 6 5 6 12 6 24 0 25 4 25 8l-2 10-29 117c-9-18-24-31-46-31-57 0-119 73-119 144 0 47 27 80 66 80 10 0 35-2 64-37 4 20 21 37 45 37 18 0 29-11 37-28s14-47 14-48c0-6-4-6-5-6-6 0-6 2-7 9-9 33-18 62-38 62-14 0-15-13-15-23 0-12 1-15 4-23zM132 284c-2 9-2 10-10 19-21 27-41 35-55 35-24 0-32-27-32-46 0-25 15-87 28-109 14-29 37-47 57-47 31 0 39 40 39 44 0 2-1 5-2 7z">
            <text:p/>
          </draw:path>
          <draw:path draw:style-name="gr19" draw:text-style-name="P5" draw:layer="layout" svg:width="0.192cm" svg:height="0.223cm" svg:x="11.555cm" svg:y="11.969cm" svg:viewBox="0 0 193 224" svg:d="M176 30c-8 0-15 0-23 8-7 7-8 16-8 19 0 11 8 17 19 17 14 0 28-11 28-31 0-25-24-43-60-43-66 0-132 71-132 140 0 45 29 84 81 84 70 0 112-52 112-58 0-3-4-7-6-7-3 0-4 1-7 6-39 48-93 48-99 48-31 0-44-23-44-54 0-20 10-68 27-98 14-28 42-50 69-50 17 0 36 6 43 19z">
            <text:p/>
          </draw:path>
          <draw:path draw:style-name="gr19" draw:text-style-name="P5" draw:layer="layout" svg:width="0.242cm" svg:height="0.348cm" svg:x="11.774cm" svg:y="11.844cm" svg:viewBox="0 0 243 349" svg:d="M114 6c0-2 0-6-5-6-13 0-49 4-61 4-4 2-10 2-10 11 0 6 5 6 12 6 24 0 25 4 25 8l-1 10-72 285c-2 7-2 8-2 10 0 13 10 15 15 15 7 0 15-7 17-13l9-37 12-45c3-12 5-22 9-33 1-3 4-20 5-22 1-5 17-33 34-46 10-8 26-17 47-17s27 17 27 35c0 25-19 79-32 110-3 11-5 18-5 28 0 22 17 40 40 40 46 0 65-73 65-76 0-6-4-6-7-6-4 0-4 2-6 9-8 27-24 62-51 62-9 0-12-5-12-17s4-24 9-35c8-21 30-80 30-109 0-31-20-52-57-52-31 0-55 15-73 38z">
            <text:p/>
          </draw:path>
          <draw:path draw:style-name="gr19" draw:text-style-name="P5" draw:layer="layout" svg:width="0.253cm" svg:height="0.223cm" svg:x="12.044cm" svg:y="11.969cm" svg:viewBox="0 0 254 224" svg:d="M159 191c6 21 22 33 44 33 17 0 29-11 37-26 8-18 14-49 14-50 0-4-4-4-5-4-6 0-6 1-8 9-7 27-16 60-37 60-10 0-15-5-15-22 0-11 6-34 9-52l15-54c1-6 7-26 8-33 2-12 8-31 8-33 0-9-7-13-15-13-2 0-16 0-19 16-10 37-31 124-37 150-1 2-20 41-57 41-25 0-30-22-30-40 0-28 13-68 26-101 6-15 8-22 8-32 0-22-15-40-40-40-47 0-65 72-65 76 0 5 4 5 6 5 5 0 5 0 7-9 13-43 32-61 51-61 4 0 12 0 12 16 0 12-5 27-9 34-18 49-28 79-28 104 0 47 34 59 61 59 32 0 50-22 59-33z">
            <text:p/>
          </draw:path>
          <draw:path draw:style-name="gr19" draw:text-style-name="P5" draw:layer="layout" svg:width="0.267cm" svg:height="0.223cm" svg:x="12.324cm" svg:y="11.969cm" svg:viewBox="0 0 268 224" svg:d="M29 190c-1 8-4 19-4 21 0 9 6 13 14 13 6 0 15-4 18-13 1-1 7-25 10-37l10-45c4-10 7-21 9-32 2-9 6-24 6-25 8-16 33-61 81-61 22 0 26 18 26 35 0 30-23 94-31 114-4 13-6 18-6 24 0 24 18 40 41 40 47 0 65-71 65-76 0-4-5-4-6-4-5 0-5 1-8 9-10 33-25 60-50 60-8 0-11-4-11-15 0-13 4-25 9-36 9-26 29-81 29-109 0-33-22-53-56-53-45 0-70 31-78 43-2-27-22-43-45-43s-32 19-37 28c-8 17-15 46-15 48 0 5 4 5 6 5 5 0 5 0 9-11 7-35 17-59 35-59 10 0 16 6 16 23 0 10-2 15-8 41z">
            <text:p/>
          </draw:path>
          <draw:path draw:style-name="gr19" draw:text-style-name="P5" draw:layer="layout" svg:width="0.223cm" svg:height="0.348cm" svg:x="12.631cm" svg:y="11.844cm" svg:viewBox="0 0 224 349" svg:d="M114 6c0-2 0-6-5-6-12 0-49 4-61 4-4 2-10 2-10 11 0 6 5 6 12 6 24 0 25 4 25 8l-1 10-72 285c-2 7-2 8-2 10 0 13 10 15 15 15 6 0 13-4 16-11 3-5 25-96 28-108 17 1 57 9 57 42 0 3 0 5-2 11 0 5-1 11-1 17 0 29 19 49 45 49 16 0 28-8 39-27 12-21 18-48 18-49 0-6-4-6-6-6-5 0-5 2-6 9-10 37-22 62-44 62-9 0-16-6-16-24 0-8 3-19 5-27 1-9 1-11 1-15 0-33-30-46-73-52 16-9 32-25 43-37 23-26 46-47 70-47 4 0 4 0 5 0 5 1 7 1 10 4 1 0 1 1 2 1-23 3-28 22-28 27 0 8 6 18 19 18 12 0 27-11 27-30 0-15-11-31-34-31-13 0-37 4-71 43-18 19-37 38-55 46z">
            <text:p/>
          </draw:path>
          <draw:path draw:style-name="gr19" draw:text-style-name="P5" draw:layer="layout" svg:width="0.182cm" svg:height="0.223cm" svg:x="12.901cm" svg:y="11.969cm" svg:viewBox="0 0 183 224" svg:d="M168 34c-15 0-23 11-23 22 0 7 4 15 14 15 11 0 24-9 24-28 0-23-22-43-60-43-65 0-84 50-84 72 0 39 37 47 52 49 25 6 51 10 51 38 0 13-11 54-70 54-8 0-46 0-57-26 19 3 31-12 31-27 0-11-8-16-18-16-13 0-28 10-28 32 0 28 28 48 71 48 80 0 99-59 99-81 0-18-9-31-15-38-14-13-27-15-50-20-18-4-37-8-37-30 0-13 12-44 55-44 13 0 37 4 45 23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Arrowheads_20_1" draw:display-name="Arrowheads 1" svg:viewBox="0 0 1013 1130" svg:d="M1009 1050l-449-1008-22-30-29-12-34 12-21 26-449 1012-5 13v8l5 21 12 21 17 13 21 4h903l21-4 21-13 9-21 4-21v-8z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aea79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1T12:39:20.051530390</meta:creation-date>
    <dc:date>2019-03-12T18:33:29.575326865</dc:date>
    <meta:editing-duration>PT22H7M34S</meta:editing-duration>
    <meta:editing-cycles>10</meta:editing-cycles>
    <meta:generator>LibreOffice/5.2.7.2$Linux_X86_64 LibreOffice_project/20m0$Build-2</meta:generator>
    <meta:document-statistic meta:object-count="384"/>
  </office:meta>
</office:document-meta>
</file>